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94c4df"/>
    </style:style>
    <style:style style:name="gr2" style:family="graphic" style:parent-style-name="standard">
      <style:graphic-properties draw:stroke="none" draw:fill="solid" draw:fill-color="#1864ab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solid" draw:fill-color="#1864ab" draw:opacity="100%"/>
    </style:style>
    <style:style style:name="gr5" style:family="graphic" style:parent-style-name="standard">
      <style:graphic-properties draw:stroke="none" draw:fill="solid" draw:fill-color="#d0d0d0" draw:opacity="100%"/>
    </style:style>
    <style:style style:name="gr6" style:family="graphic" style:parent-style-name="standard">
      <style:graphic-properties draw:stroke="none" draw:fill="solid" draw:fill-color="#1864ab" draw:opacity="100%" draw:opacity-name="Transparency_20_19"/>
    </style:style>
    <style:style style:name="gr7" style:family="graphic" style:parent-style-name="standard">
      <style:graphic-properties draw:stroke="none" draw:fill="solid" draw:fill-color="#94c4df" draw:opacity="100%"/>
    </style:style>
    <style:style style:name="gr8" style:family="graphic" style:parent-style-name="standard">
      <style:graphic-properties draw:stroke="solid" svg:stroke-width="0.028cm" svg:stroke-color="#4c4c4c" draw:stroke-linejoin="round" svg:stroke-linecap="butt" draw:fill="none" fo:padding-top="0.014cm" fo:padding-bottom="0.014cm" fo:padding-left="0.014cm" fo:padding-right="0.014cm"/>
    </style:style>
    <style:style style:name="gr9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1.687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2" style:family="graphic" style:parent-style-name="standard">
      <style:graphic-properties draw:stroke="dash" draw:stroke-dash="Ultrafine_20_Dashed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9cm" fo:min-width="0.14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88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34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28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29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1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fill-color="#ffffff" fo:min-height="0.314cm"/>
    </style:style>
    <style:style style:name="gr20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538cm" fo:min-width="0.029cm" fo:padding-top="0.009cm" fo:padding-bottom="0.009cm" fo:padding-left="0.009cm" fo:padding-right="0.009cm"/>
    </style:style>
    <style:style style:name="gr21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515cm" fo:min-width="0.029cm" fo:padding-top="0.009cm" fo:padding-bottom="0.009cm" fo:padding-left="0.009cm" fo:padding-right="0.009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39cm" fo:min-width="0.29cm" fo:padding-top="0cm" fo:padding-bottom="0cm" fo:padding-left="0cm" fo:padding-right="0cm"/>
    </style:style>
    <style:style style:name="gr23" style:family="graphic" style:parent-style-name="standard">
      <style:graphic-properties draw:stroke="solid" svg:stroke-width="0.028cm" svg:stroke-color="#4c4c4c" draw:stroke-linejoin="miter" svg:stroke-linecap="square" draw:fill="none" fo:padding-top="0.014cm" fo:padding-bottom="0.014cm" fo:padding-left="0.014cm" fo:padding-right="0.014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239cm" fo:padding-top="0cm" fo:padding-bottom="0cm" fo:padding-left="0cm" fo:padding-right="0cm"/>
    </style:style>
    <style:style style:name="gr25" style:family="graphic" style:parent-style-name="standard">
      <style:graphic-properties svg:stroke-width="0.018cm" svg:stroke-color="#dc0000" draw:marker-start-width="0.227cm" draw:marker-end-width="0.227cm" draw:textarea-horizontal-align="center" draw:textarea-vertical-align="middle" fo:padding-top="0.009cm" fo:padding-bottom="0.009cm" fo:padding-left="0.009cm" fo:padding-right="0.009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252cm" fo:padding-top="0cm" fo:padding-bottom="0cm" fo:padding-left="0cm" fo:padding-right="0cm"/>
    </style:style>
    <style:style style:name="gr27" style:family="graphic" style:parent-style-name="standard">
      <style:graphic-properties svg:stroke-width="0.018cm" svg:stroke-color="#1864ab" draw:marker-start-width="0.227cm" draw:marker-end-width="0.227cm" draw:fill="none" draw:textarea-horizontal-align="justify" draw:textarea-vertical-align="middle" draw:auto-grow-height="false" fo:min-height="0.261cm" fo:min-width="1.812cm" fo:padding-top="0.009cm" fo:padding-bottom="0.009cm" fo:padding-left="0.009cm" fo:padding-right="0.009cm"/>
    </style:style>
    <style:style style:name="gr28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P1" style:family="paragraph">
      <loext:graphic-properties draw:fill="solid" draw:fill-color="#94c4df"/>
      <style:text-properties style:font-name="Liberation Serif" fo:font-size="4pt"/>
    </style:style>
    <style:style style:name="P2" style:family="paragraph">
      <loext:graphic-properties draw:fill="solid" draw:fill-color="#1864ab"/>
      <style:text-properties style:font-name="Liberation Serif" fo:font-size="4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1864ab" draw:opacity="100%"/>
    </style:style>
    <style:style style:name="P5" style:family="paragraph">
      <loext:graphic-properties draw:fill="solid" draw:fill-color="#94c4df"/>
    </style:style>
    <style:style style:name="P6" style:family="paragraph">
      <loext:graphic-properties draw:fill="solid" draw:fill-color="#d0d0d0" draw:opacity="100%"/>
    </style:style>
    <style:style style:name="P7" style:family="paragraph">
      <loext:graphic-properties draw:fill="solid" draw:fill-color="#1864ab" draw:opacity="100%" draw:opacity-name="Transparency_20_19"/>
    </style:style>
    <style:style style:name="P8" style:family="paragraph">
      <loext:graphic-properties draw:fill="solid" draw:fill-color="#94c4df" draw:opacity="100%"/>
    </style:style>
    <style:style style:name="P9" style:family="paragraph">
      <loext:graphic-properties draw:fill="none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paragraph-properties fo:text-align="start" style:writing-mode="lr-tb"/>
      <style:text-properties style:font-name="Liberation Serif" fo:font-size="8pt" style:font-size-asian="10pt" style:font-size-complex="10pt"/>
    </style:style>
    <style:style style:name="P12" style:family="paragraph">
      <loext:graphic-properties draw:fill="none"/>
      <style:paragraph-properties fo:text-align="start" style:writing-mode="lr-tb"/>
      <style:text-properties style:font-name="Liberation Serif" fo:font-size="8pt" style:font-size-asian="5pt" style:font-size-complex="5pt"/>
    </style:style>
    <style:style style:name="P13" style:family="paragraph">
      <loext:graphic-properties draw:fill="none" draw:fill-color="#ffffff"/>
      <style:text-properties style:font-name="Liberation Serif" fo:font-size="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text-align="start" style:writing-mode="lr-tb"/>
      <style:text-properties style:font-name="Liberation Serif" fo:font-size="8pt" fo:text-shadow="1pt 1pt" fo:font-weight="bold" style:font-size-asian="5pt" style:font-weight-asian="bold" style:font-size-complex="5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start" style:writing-mode="lr-tb"/>
      <style:text-properties fo:color="#000000" style:font-name="Liberation Serif" fo:font-size="8pt" fo:text-shadow="1pt 1pt" fo:font-weight="normal" style:font-size-asian="5pt" style:font-weight-asian="normal" style:font-size-complex="5pt" style:font-weight-complex="normal"/>
    </style:style>
    <style:style style:name="P18" style:family="paragraph">
      <loext:graphic-properties draw:fill="none"/>
      <style:text-properties style:font-name="Liberation Serif" fo:font-size="4pt"/>
    </style:style>
    <style:style style:name="P19" style:family="paragraph">
      <loext:graphic-properties draw:fill="solid" draw:fill-color="#000000"/>
      <style:text-properties style:font-name="Liberation Serif" fo:font-size="4pt"/>
    </style:style>
    <style:style style:name="T1" style:family="text">
      <style:text-properties fo:color="#000000" style:font-name="Liberation Serif" fo:font-size="8pt" style:font-size-asian="10pt" style:font-name-complex="DejaVuSans" style:font-size-complex="10pt"/>
    </style:style>
    <style:style style:name="T2" style:family="text">
      <style:text-properties fo:color="#000000" style:font-name="Liberation Serif" fo:font-size="8pt" style:font-size-asian="5pt" style:font-name-complex="DejaVuSans" style:font-size-complex="5pt"/>
    </style:style>
    <style:style style:name="T3" style:family="text">
      <style:text-properties fo:color="#000000" style:font-name="Liberation Serif" fo:font-size="8pt" fo:text-shadow="1pt 1pt" fo:font-weight="bold" style:font-size-asian="5pt" style:font-weight-asian="bold" style:font-name-complex="DejaVuSans" style:font-size-complex="5pt" style:font-weight-complex="bold"/>
    </style:style>
    <style:style style:name="T4" style:family="text">
      <style:text-properties fo:color="#000000" style:font-name="Liberation Serif" fo:font-size="8pt" fo:text-shadow="1pt 1pt" fo:font-weight="normal" style:font-size-asian="5pt" style:font-weight-asian="normal" style:font-name-complex="DejaVuSans" style:font-size-complex="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073cm" svg:height="0.261cm" svg:x="3.853cm" svg:y="7.11cm" svg:viewBox="0 0 74 262" draw:points="0,262 74,262 74,0 0,0">
          <text:p/>
        </draw:polygon>
        <draw:polygon draw:style-name="gr2" draw:text-style-name="P2" draw:layer="layout" svg:width="0.625cm" svg:height="0.261cm" svg:x="3.925cm" svg:y="7.11cm" svg:viewBox="0 0 626 262" draw:points="0,262 626,262 626,0 0,0">
          <text:p/>
        </draw:polygon>
        <draw:polygon draw:style-name="gr1" draw:text-style-name="P1" draw:layer="layout" svg:width="0.07cm" svg:height="0.261cm" svg:x="3.927cm" svg:y="6.78cm" svg:viewBox="0 0 71 262" draw:points="0,262 71,262 71,0 0,0">
          <text:p/>
        </draw:polygon>
        <draw:polygon draw:style-name="gr2" draw:text-style-name="P2" draw:layer="layout" svg:width="0.625cm" svg:height="0.261cm" svg:x="3.996cm" svg:y="6.779cm" svg:viewBox="0 0 626 262" draw:points="0,262 626,262 626,0 0,0">
          <text:p/>
        </draw:polygon>
        <draw:polygon draw:style-name="gr1" draw:text-style-name="P1" draw:layer="layout" svg:width="0.161cm" svg:height="0.261cm" svg:x="3.999cm" svg:y="6.455cm" svg:viewBox="0 0 162 262" draw:points="0,262 162,262 162,0 0,0">
          <text:p/>
        </draw:polygon>
        <draw:polygon draw:style-name="gr2" draw:text-style-name="P2" draw:layer="layout" svg:width="0.683cm" svg:height="0.261cm" svg:x="4.16cm" svg:y="6.454cm" svg:viewBox="0 0 684 262" draw:points="0,262 684,262 684,0 0,0">
          <text:p/>
        </draw:polygon>
        <draw:polygon draw:style-name="gr1" draw:text-style-name="P1" draw:layer="layout" svg:width="0.158cm" svg:height="0.261cm" svg:x="4.162cm" svg:y="6.127cm" svg:viewBox="0 0 159 262" draw:points="0,262 159,262 159,0 0,0">
          <text:p/>
        </draw:polygon>
        <draw:polygon draw:style-name="gr2" draw:text-style-name="P2" draw:layer="layout" svg:width="0.674cm" svg:height="0.261cm" svg:x="4.319cm" svg:y="6.127cm" svg:viewBox="0 0 675 262" draw:points="0,262 675,262 675,0 0,0">
          <text:p/>
        </draw:polygon>
        <draw:polygon draw:style-name="gr1" draw:text-style-name="P1" draw:layer="layout" svg:width="0.02cm" svg:height="0.261cm" svg:x="4.321cm" svg:y="5.799cm" svg:viewBox="0 0 21 262" draw:points="0,262 21,262 21,0 0,0">
          <text:p/>
        </draw:polygon>
        <draw:polygon draw:style-name="gr2" draw:text-style-name="P2" draw:layer="layout" svg:width="0.275cm" svg:height="0.261cm" svg:x="4.341cm" svg:y="5.799cm" svg:viewBox="0 0 276 262" draw:points="0,262 276,262 276,0 0,0">
          <text:p/>
        </draw:polygon>
        <draw:polygon draw:style-name="gr1" draw:text-style-name="P1" draw:layer="layout" svg:width="0.051cm" svg:height="0.261cm" svg:x="4.343cm" svg:y="5.474cm" svg:viewBox="0 0 52 262" draw:points="0,262 52,262 52,0 0,0">
          <text:p/>
        </draw:polygon>
        <draw:polygon draw:style-name="gr2" draw:text-style-name="P2" draw:layer="layout" svg:width="0.249cm" svg:height="0.261cm" svg:x="4.394cm" svg:y="5.474cm" svg:viewBox="0 0 250 262" draw:points="0,262 250,262 250,0 0,0">
          <text:p/>
        </draw:polygon>
        <draw:polygon draw:style-name="gr1" draw:text-style-name="P1" draw:layer="layout" svg:width="0.03cm" svg:height="0.261cm" svg:x="2.482cm" svg:y="7.761cm" svg:viewBox="0 0 31 262" draw:points="0,262 31,262 31,0 0,0">
          <text:p/>
        </draw:polygon>
        <draw:polygon draw:style-name="gr2" draw:text-style-name="P2" draw:layer="layout" svg:width="0.174cm" svg:height="0.261cm" svg:x="2.512cm" svg:y="7.76cm" svg:viewBox="0 0 175 262" draw:points="0,262 175,262 175,0 0,0">
          <text:p/>
        </draw:polygon>
        <draw:polygon draw:style-name="gr3" draw:text-style-name="P3" draw:layer="layout" svg:width="0.013cm" svg:height="0cm" svg:x="2.452cm" svg:y="7.894cm" svg:viewBox="0 0 14 0" draw:points="14,0 0,0">
          <text:p/>
        </draw:polygon>
        <draw:polygon draw:style-name="gr4" draw:text-style-name="P4" draw:layer="layout" svg:width="0.275cm" svg:height="0.261cm" svg:x="6.899cm" svg:y="1.23cm" svg:viewBox="0 0 276 262" draw:points="0,262 276,262 276,0 0,0">
          <text:p/>
        </draw:polygon>
        <draw:polygon draw:style-name="gr1" draw:text-style-name="P5" draw:layer="layout" svg:width="0.02cm" svg:height="0.261cm" svg:x="6.879cm" svg:y="1.23cm" svg:viewBox="0 0 21 262" draw:points="0,262 21,262 21,0 0,0">
          <text:p/>
        </draw:polygon>
        <draw:polygon draw:style-name="gr1" draw:text-style-name="P5" draw:layer="layout" svg:width="0.048cm" svg:height="0.262cm" svg:x="6.901cm" svg:y="0.903cm" svg:viewBox="0 0 49 263" draw:points="0,263 49,263 49,0 0,0">
          <text:p/>
        </draw:polygon>
        <draw:polygon draw:style-name="gr4" draw:text-style-name="P4" draw:layer="layout" svg:width="0.604cm" svg:height="0.261cm" svg:x="6.95cm" svg:y="0.903cm" svg:viewBox="0 0 605 262" draw:points="0,262 605,262 605,0 0,0">
          <text:p/>
        </draw:polygon>
        <draw:polygon draw:style-name="gr1" draw:text-style-name="P5" draw:layer="layout" svg:width="0.071cm" svg:height="0.261cm" svg:x="5.587cm" svg:y="2.209cm" svg:viewBox="0 0 72 262" draw:points="0,262 72,262 72,0 0,0">
          <text:p/>
        </draw:polygon>
        <draw:polygon draw:style-name="gr4" draw:text-style-name="P4" draw:layer="layout" svg:width="0.625cm" svg:height="0.261cm" svg:x="5.657cm" svg:y="2.209cm" svg:viewBox="0 0 626 262" draw:points="0,262 626,262 626,0 0,0">
          <text:p/>
        </draw:polygon>
        <draw:polygon draw:style-name="gr1" draw:text-style-name="P5" draw:layer="layout" svg:width="0.071cm" svg:height="0.261cm" svg:x="5.515cm" svg:y="2.536cm" svg:viewBox="0 0 72 262" draw:points="0,262 72,262 72,0 0,0">
          <text:p/>
        </draw:polygon>
        <draw:polygon draw:style-name="gr4" draw:text-style-name="P4" draw:layer="layout" svg:width="0.626cm" svg:height="0.261cm" svg:x="5.585cm" svg:y="2.536cm" svg:viewBox="0 0 627 262" draw:points="0,262 627,262 627,0 0,0">
          <text:p/>
        </draw:polygon>
        <draw:polygon draw:style-name="gr1" draw:text-style-name="P5" draw:layer="layout" svg:width="0.343cm" svg:height="0.261cm" svg:x="5.17cm" svg:y="2.862cm" svg:viewBox="0 0 344 262" draw:points="0,262 344,262 344,0 0,0">
          <text:p/>
        </draw:polygon>
        <draw:polygon draw:style-name="gr4" draw:text-style-name="P4" draw:layer="layout" svg:width="1.134cm" svg:height="0.262cm" svg:x="5.512cm" svg:y="2.862cm" svg:viewBox="0 0 1135 263" draw:points="0,263 1135,263 1135,0 0,0">
          <text:p/>
        </draw:polygon>
        <draw:polygon draw:style-name="gr5" draw:text-style-name="P6" draw:layer="layout" svg:width="1.056cm" svg:height="0.261cm" svg:x="5.659cm" svg:y="1.883cm" svg:viewBox="0 0 1057 262" draw:points="0,262 1057,262 1057,0 0,0">
          <text:p/>
        </draw:polygon>
        <draw:polygon draw:style-name="gr6" draw:text-style-name="P7" draw:layer="layout" svg:width="1.812cm" svg:height="0.261cm" svg:x="6.719cm" svg:y="1.885cm" svg:viewBox="0 0 1813 262" draw:points="0,262 1813,262 1813,0 0,0">
          <text:p/>
        </draw:polygon>
        <draw:polygon draw:style-name="gr6" draw:text-style-name="P7" draw:layer="layout" svg:width="1.812cm" svg:height="0.261cm" svg:x="6.879cm" svg:y="1.558cm" svg:viewBox="0 0 1813 262" draw:points="0,262 1813,262 1813,0 0,0">
          <text:p/>
        </draw:polygon>
        <draw:polygon draw:style-name="gr7" draw:text-style-name="P8" draw:layer="layout" svg:width="0.162cm" svg:height="0.261cm" svg:x="6.716cm" svg:y="1.558cm" svg:viewBox="0 0 163 262" draw:points="0,262 163,262 163,0 0,0">
          <text:p/>
        </draw:polygon>
        <draw:polygon draw:style-name="gr6" draw:text-style-name="P7" draw:layer="layout" svg:width="1.812cm" svg:height="0.261cm" svg:x="5.066cm" svg:y="1.558cm" svg:viewBox="0 0 1813 262" draw:points="0,262 1813,262 1813,0 0,0">
          <text:p/>
        </draw:polygon>
        <draw:polygon draw:style-name="gr1" draw:text-style-name="P5" draw:layer="layout" svg:width="0.031cm" svg:height="0.262cm" svg:x="3.326cm" svg:y="3.19cm" svg:viewBox="0 0 32 263" draw:points="0,263 32,263 32,0 0,0">
          <text:p/>
        </draw:polygon>
        <draw:polygon draw:style-name="gr4" draw:text-style-name="P4" draw:layer="layout" svg:width="0.211cm" svg:height="0.261cm" svg:x="3.356cm" svg:y="3.191cm" svg:viewBox="0 0 212 262" draw:points="0,262 212,262 212,0 0,0">
          <text:p/>
        </draw:polygon>
        <draw:polygon draw:style-name="gr1" draw:text-style-name="P5" draw:layer="layout" svg:width="0.343cm" svg:height="0.261cm" svg:x="3.359cm" svg:y="2.864cm" svg:viewBox="0 0 344 262" draw:points="0,262 344,262 344,0 0,0">
          <text:p/>
        </draw:polygon>
        <draw:polygon draw:style-name="gr4" draw:text-style-name="P4" draw:layer="layout" svg:width="1.134cm" svg:height="0.262cm" svg:x="3.701cm" svg:y="2.864cm" svg:viewBox="0 0 1135 263" draw:points="0,263 1135,263 1135,0 0,0">
          <text:p/>
        </draw:polygon>
        <draw:polygon draw:style-name="gr1" draw:text-style-name="P5" draw:layer="layout" svg:width="0.071cm" svg:height="0.261cm" svg:x="3.703cm" svg:y="2.538cm" svg:viewBox="0 0 72 262" draw:points="0,262 72,262 72,0 0,0">
          <text:p/>
        </draw:polygon>
        <draw:polygon draw:style-name="gr4" draw:text-style-name="P4" draw:layer="layout" svg:width="0.626cm" svg:height="0.261cm" svg:x="3.773cm" svg:y="2.538cm" svg:viewBox="0 0 627 262" draw:points="0,262 627,262 627,0 0,0">
          <text:p/>
        </draw:polygon>
        <draw:polygon draw:style-name="gr1" draw:text-style-name="P5" draw:layer="layout" svg:width="0.071cm" svg:height="0.261cm" svg:x="3.775cm" svg:y="2.211cm" svg:viewBox="0 0 72 262" draw:points="0,262 72,262 72,0 0,0">
          <text:p/>
        </draw:polygon>
        <draw:polygon draw:style-name="gr4" draw:text-style-name="P4" draw:layer="layout" svg:width="0.625cm" svg:height="0.261cm" svg:x="3.845cm" svg:y="2.211cm" svg:viewBox="0 0 626 262" draw:points="0,262 626,262 626,0 0,0">
          <text:p/>
        </draw:polygon>
        <draw:polygon draw:style-name="gr5" draw:text-style-name="P6" xml:id="id2" draw:id="id2" draw:layer="layout" svg:width="1.056cm" svg:height="0.261cm" svg:x="3.848cm" svg:y="1.885cm" svg:viewBox="0 0 1057 262" draw:points="0,262 1057,262 1057,0 0,0">
          <text:p/>
        </draw:polygon>
        <draw:polygon draw:style-name="gr7" draw:text-style-name="P8" draw:layer="layout" svg:width="0.162cm" svg:height="0.261cm" svg:x="4.905cm" svg:y="1.559cm" svg:viewBox="0 0 163 262" draw:points="0,262 163,262 163,0 0,0">
          <text:p/>
        </draw:polygon>
        <draw:polygon draw:style-name="gr1" draw:text-style-name="P5" draw:layer="layout" svg:width="0.02cm" svg:height="0.261cm" svg:x="5.068cm" svg:y="1.232cm" svg:viewBox="0 0 21 262" draw:points="0,262 21,262 21,0 0,0">
          <text:p/>
        </draw:polygon>
        <draw:polygon draw:style-name="gr4" draw:text-style-name="P4" draw:layer="layout" svg:width="0.275cm" svg:height="0.261cm" svg:x="5.088cm" svg:y="1.232cm" svg:viewBox="0 0 276 262" draw:points="0,262 276,262 276,0 0,0">
          <text:p/>
        </draw:polygon>
        <draw:polygon draw:style-name="gr1" draw:text-style-name="P5" draw:layer="layout" svg:width="0.048cm" svg:height="0.262cm" svg:x="5.09cm" svg:y="0.905cm" svg:viewBox="0 0 49 263" draw:points="0,263 49,263 49,0 0,0">
          <text:p/>
        </draw:polygon>
        <draw:polygon draw:style-name="gr4" draw:text-style-name="P4" draw:layer="layout" svg:width="0.604cm" svg:height="0.261cm" svg:x="5.138cm" svg:y="0.905cm" svg:viewBox="0 0 605 262" draw:points="0,262 605,262 605,0 0,0">
          <text:p/>
        </draw:polygon>
        <draw:polygon draw:style-name="gr3" draw:text-style-name="P3" draw:layer="layout" svg:width="0.001cm" svg:height="0.261cm" svg:x="5.14cm" svg:y="0.579cm" svg:viewBox="0 0 2 262" draw:points="0,262 2,262 2,0 0,0">
          <text:p/>
        </draw:polygon>
        <draw:polygon draw:style-name="gr3" draw:text-style-name="P3" draw:layer="layout" svg:width="0cm" svg:height="0.101cm" svg:x="3.326cm" svg:y="3.649cm" svg:viewBox="0 0 0 102" draw:points="0,0 0,102">
          <text:p/>
        </draw:polygon>
        <draw:line draw:style-name="gr8" draw:text-style-name="P9" draw:layer="layout" svg:x1="3.326cm" svg:y1="3.649cm" svg:x2="3.326cm" svg:y2="3.751cm">
          <text:p/>
        </draw:line>
        <draw:polygon draw:style-name="gr3" draw:text-style-name="P3" draw:layer="layout" svg:width="0cm" svg:height="0.101cm" svg:x="3.898cm" svg:y="3.649cm" svg:viewBox="0 0 0 102" draw:points="0,0 0,102">
          <text:p/>
        </draw:polygon>
        <draw:polygon draw:style-name="gr3" draw:text-style-name="P3" draw:layer="layout" svg:width="0cm" svg:height="0.101cm" svg:x="4.47cm" svg:y="3.649cm" svg:viewBox="0 0 0 102" draw:points="0,0 0,102">
          <text:p/>
        </draw:polygon>
        <draw:polygon draw:style-name="gr3" draw:text-style-name="P3" draw:layer="layout" svg:width="0cm" svg:height="0.101cm" svg:x="5.042cm" svg:y="3.649cm" svg:viewBox="0 0 0 102" draw:points="0,0 0,102">
          <text:p/>
        </draw:polygon>
        <draw:polygon draw:style-name="gr3" draw:text-style-name="P3" draw:layer="layout" svg:width="0cm" svg:height="0.101cm" svg:x="5.614cm" svg:y="3.649cm" svg:viewBox="0 0 0 102" draw:points="0,0 0,102">
          <text:p/>
        </draw:polygon>
        <draw:line draw:style-name="gr9" draw:text-style-name="P9" draw:layer="layout" svg:x1="5.52cm" svg:y1="3.649cm" svg:x2="5.52cm" svg:y2="3.751cm">
          <text:p/>
        </draw:line>
        <draw:polygon draw:style-name="gr3" draw:text-style-name="P3" draw:layer="layout" svg:width="0cm" svg:height="0.101cm" svg:x="6.186cm" svg:y="3.649cm" svg:viewBox="0 0 0 102" draw:points="0,0 0,102">
          <text:p/>
        </draw:polygon>
        <draw:line draw:style-name="gr9" draw:text-style-name="P9" draw:layer="layout" svg:x1="6.09cm" svg:y1="3.649cm" svg:x2="6.09cm" svg:y2="3.751cm">
          <text:p/>
        </draw:line>
        <draw:polygon draw:style-name="gr3" draw:text-style-name="P3" draw:layer="layout" svg:width="0cm" svg:height="0.101cm" svg:x="6.758cm" svg:y="3.649cm" svg:viewBox="0 0 0 102" draw:points="0,0 0,102">
          <text:p/>
        </draw:polygon>
        <draw:line draw:style-name="gr9" draw:text-style-name="P9" draw:layer="layout" svg:x1="6.662cm" svg:y1="3.649cm" svg:x2="6.662cm" svg:y2="3.751cm">
          <text:p/>
        </draw:line>
        <draw:polygon draw:style-name="gr3" draw:text-style-name="P3" draw:layer="layout" svg:width="0.013cm" svg:height="0cm" svg:x="3.312cm" svg:y="3.648cm" svg:viewBox="0 0 14 0" draw:points="14,0 0,0">
          <text:p/>
        </draw:polygon>
        <draw:line draw:style-name="gr9" draw:text-style-name="P9" draw:layer="layout" svg:x1="3.326cm" svg:y1="3.648cm" svg:x2="3.312cm" svg:y2="3.648cm">
          <text:p/>
        </draw:line>
        <draw:frame draw:style-name="gr10" draw:text-style-name="P11" draw:layer="layout" svg:width="1.687cm" svg:height="0.381cm" svg:x="4.409cm" svg:y="4.057cm">
          <draw:text-box>
            <text:p text:style-name="P10"><text:span text:style-name="T1">S</text:span><text:span text:style-name="T1">c</text:span><text:span text:style-name="T1">h</text:span><text:span text:style-name="T1">e</text:span><text:span text:style-name="T1">d</text:span><text:span text:style-name="T1">u</text:span><text:span text:style-name="T1">l</text:span><text:span text:style-name="T1">e</text:span><text:span text:style-name="T1"> </text:span><text:span text:style-name="T1">(</text:span><text:span text:style-name="T1">m</text:span><text:span text:style-name="T1">s</text:span><text:span text:style-name="T1">)</text:span></text:p>
          </draw:text-box>
        </draw:frame>
        <draw:polygon draw:style-name="gr3" draw:text-style-name="P3" draw:layer="layout" svg:width="0.013cm" svg:height="0cm" svg:x="3.312cm" svg:y="3.321cm" svg:viewBox="0 0 14 0" draw:points="14,0 0,0">
          <text:p/>
        </draw:polygon>
        <draw:line draw:style-name="gr9" draw:text-style-name="P9" draw:layer="layout" svg:x1="3.326cm" svg:y1="3.321cm" svg:x2="3.312cm" svg:y2="3.321cm">
          <text:p/>
        </draw:line>
        <draw:polygon draw:style-name="gr3" draw:text-style-name="P3" draw:layer="layout" svg:width="0.013cm" svg:height="0cm" svg:x="3.312cm" svg:y="2.995cm" svg:viewBox="0 0 14 0" draw:points="14,0 0,0">
          <text:p/>
        </draw:polygon>
        <draw:line draw:style-name="gr9" draw:text-style-name="P9" draw:layer="layout" svg:x1="3.326cm" svg:y1="2.995cm" svg:x2="3.312cm" svg:y2="2.995cm">
          <text:p/>
        </draw:line>
        <draw:polygon draw:style-name="gr3" draw:text-style-name="P3" draw:layer="layout" svg:width="0.013cm" svg:height="0cm" svg:x="3.312cm" svg:y="2.669cm" svg:viewBox="0 0 14 0" draw:points="14,0 0,0">
          <text:p/>
        </draw:polygon>
        <draw:line draw:style-name="gr9" draw:text-style-name="P9" draw:layer="layout" svg:x1="3.326cm" svg:y1="2.669cm" svg:x2="3.312cm" svg:y2="2.669cm">
          <text:p/>
        </draw:line>
        <draw:polygon draw:style-name="gr3" draw:text-style-name="P3" draw:layer="layout" svg:width="0.013cm" svg:height="0cm" svg:x="3.312cm" svg:y="2.342cm" svg:viewBox="0 0 14 0" draw:points="14,0 0,0">
          <text:p/>
        </draw:polygon>
        <draw:line draw:style-name="gr9" draw:text-style-name="P9" draw:layer="layout" svg:x1="3.326cm" svg:y1="2.342cm" svg:x2="3.312cm" svg:y2="2.342cm">
          <text:p/>
        </draw:line>
        <draw:polygon draw:style-name="gr3" draw:text-style-name="P3" draw:layer="layout" svg:width="0.013cm" svg:height="0cm" svg:x="3.312cm" svg:y="2.015cm" svg:viewBox="0 0 14 0" draw:points="14,0 0,0">
          <text:p/>
        </draw:polygon>
        <draw:line draw:style-name="gr9" draw:text-style-name="P9" draw:layer="layout" svg:x1="3.326cm" svg:y1="2.015cm" svg:x2="3.312cm" svg:y2="2.015cm">
          <text:p/>
        </draw:line>
        <draw:polygon draw:style-name="gr3" draw:text-style-name="P3" draw:layer="layout" svg:width="0.013cm" svg:height="0cm" svg:x="3.312cm" svg:y="1.689cm" svg:viewBox="0 0 14 0" draw:points="14,0 0,0">
          <text:p/>
        </draw:polygon>
        <draw:line draw:style-name="gr9" draw:text-style-name="P9" draw:layer="layout" svg:x1="3.326cm" svg:y1="1.689cm" svg:x2="3.312cm" svg:y2="1.689cm">
          <text:p/>
        </draw:line>
        <draw:polygon draw:style-name="gr3" draw:text-style-name="P3" draw:layer="layout" svg:width="0.013cm" svg:height="0cm" svg:x="3.312cm" svg:y="1.362cm" svg:viewBox="0 0 14 0" draw:points="14,0 0,0">
          <text:p/>
        </draw:polygon>
        <draw:line draw:style-name="gr9" draw:text-style-name="P9" draw:layer="layout" svg:x1="3.326cm" svg:y1="1.362cm" svg:x2="3.312cm" svg:y2="1.362cm">
          <text:p/>
        </draw:line>
        <draw:polygon draw:style-name="gr3" draw:text-style-name="P3" draw:layer="layout" svg:width="0.013cm" svg:height="0cm" svg:x="3.312cm" svg:y="1.036cm" svg:viewBox="0 0 14 0" draw:points="14,0 0,0">
          <text:p/>
        </draw:polygon>
        <draw:line draw:style-name="gr9" draw:text-style-name="P9" draw:layer="layout" svg:x1="3.326cm" svg:y1="1.036cm" svg:x2="3.312cm" svg:y2="1.036cm">
          <text:p/>
        </draw:line>
        <draw:polygon draw:style-name="gr3" draw:text-style-name="P3" draw:layer="layout" svg:width="0.013cm" svg:height="0cm" svg:x="3.312cm" svg:y="0.71cm" svg:viewBox="0 0 14 0" draw:points="14,0 0,0">
          <text:p/>
        </draw:polygon>
        <draw:line draw:style-name="gr9" draw:text-style-name="P9" draw:layer="layout" svg:x1="3.326cm" svg:y1="0.71cm" svg:x2="3.312cm" svg:y2="0.71cm">
          <text:p/>
        </draw:line>
        <draw:polygon draw:style-name="gr3" draw:text-style-name="P3" draw:layer="layout" svg:width="0.013cm" svg:height="0cm" svg:x="3.312cm" svg:y="0.383cm" svg:viewBox="0 0 14 0" draw:points="14,0 0,0">
          <text:p/>
        </draw:polygon>
        <draw:line draw:style-name="gr9" draw:text-style-name="P9" draw:layer="layout" svg:x1="3.326cm" svg:y1="0.383cm" svg:x2="3.312cm" svg:y2="0.383cm">
          <text:p/>
        </draw:line>
        <draw:line draw:style-name="gr11" draw:text-style-name="P9" draw:layer="layout" svg:x1="3.326cm" svg:y1="0.382cm" svg:x2="7.056cm" svg:y2="0.382cm">
          <text:p/>
        </draw:line>
        <draw:polygon draw:style-name="gr1" draw:text-style-name="P5" draw:layer="layout" svg:width="0.031cm" svg:height="0.262cm" svg:x="1.516cm" svg:y="3.19cm" svg:viewBox="0 0 32 263" draw:points="0,263 32,263 32,0 0,0">
          <text:p/>
        </draw:polygon>
        <draw:polygon draw:style-name="gr4" draw:text-style-name="P4" draw:layer="layout" svg:width="0.211cm" svg:height="0.261cm" svg:x="1.546cm" svg:y="3.191cm" svg:viewBox="0 0 212 262" draw:points="0,262 212,262 212,0 0,0">
          <text:p/>
        </draw:polygon>
        <draw:polygon draw:style-name="gr1" draw:text-style-name="P5" draw:layer="layout" svg:width="0.343cm" svg:height="0.261cm" svg:x="1.549cm" svg:y="2.864cm" svg:viewBox="0 0 344 262" draw:points="0,262 344,262 344,0 0,0">
          <text:p/>
        </draw:polygon>
        <draw:polygon draw:style-name="gr4" draw:text-style-name="P4" draw:layer="layout" svg:width="1.134cm" svg:height="0.262cm" svg:x="1.891cm" svg:y="2.864cm" svg:viewBox="0 0 1135 263" draw:points="0,263 1135,263 1135,0 0,0">
          <text:p/>
        </draw:polygon>
        <draw:polygon draw:style-name="gr1" draw:text-style-name="P5" draw:layer="layout" svg:width="0.071cm" svg:height="0.261cm" svg:x="1.894cm" svg:y="2.538cm" svg:viewBox="0 0 72 262" draw:points="0,262 72,262 72,0 0,0">
          <text:p/>
        </draw:polygon>
        <draw:polygon draw:style-name="gr4" draw:text-style-name="P4" draw:layer="layout" svg:width="0.626cm" svg:height="0.261cm" svg:x="1.963cm" svg:y="2.538cm" svg:viewBox="0 0 627 262" draw:points="0,262 627,262 627,0 0,0">
          <text:p/>
        </draw:polygon>
        <draw:polygon draw:style-name="gr1" draw:text-style-name="P5" draw:layer="layout" svg:width="0.071cm" svg:height="0.261cm" svg:x="1.965cm" svg:y="2.211cm" svg:viewBox="0 0 72 262" draw:points="0,262 72,262 72,0 0,0">
          <text:p/>
        </draw:polygon>
        <draw:polygon draw:style-name="gr4" draw:text-style-name="P4" draw:layer="layout" svg:width="0.625cm" svg:height="0.261cm" svg:x="2.035cm" svg:y="2.211cm" svg:viewBox="0 0 626 262" draw:points="0,262 626,262 626,0 0,0">
          <text:p/>
        </draw:polygon>
        <draw:polygon draw:style-name="gr5" draw:text-style-name="P6" draw:layer="layout" svg:width="1.056cm" svg:height="0.261cm" svg:x="2.038cm" svg:y="1.885cm" svg:viewBox="0 0 1057 262" draw:points="0,262 1057,262 1057,0 0,0">
          <text:p/>
        </draw:polygon>
        <draw:polygon draw:style-name="gr7" draw:text-style-name="P8" draw:layer="layout" svg:width="0.162cm" svg:height="0.261cm" svg:x="3.095cm" svg:y="1.559cm" svg:viewBox="0 0 163 262" draw:points="0,262 163,262 163,0 0,0">
          <text:p/>
        </draw:polygon>
        <draw:polygon draw:style-name="gr6" draw:text-style-name="P7" draw:layer="layout" svg:width="1.812cm" svg:height="0.261cm" svg:x="3.255cm" svg:y="1.56cm" svg:viewBox="0 0 1813 262" draw:points="0,262 1813,262 1813,0 0,0">
          <text:p/>
        </draw:polygon>
        <draw:polygon draw:style-name="gr1" draw:text-style-name="P5" draw:layer="layout" svg:width="0.02cm" svg:height="0.261cm" svg:x="3.258cm" svg:y="1.232cm" svg:viewBox="0 0 21 262" draw:points="0,262 21,262 21,0 0,0">
          <text:p/>
        </draw:polygon>
        <draw:polygon draw:style-name="gr4" draw:text-style-name="P4" draw:layer="layout" svg:width="0.275cm" svg:height="0.261cm" svg:x="3.278cm" svg:y="1.232cm" svg:viewBox="0 0 276 262" draw:points="0,262 276,262 276,0 0,0">
          <text:p/>
        </draw:polygon>
        <draw:polygon draw:style-name="gr1" draw:text-style-name="P5" draw:layer="layout" svg:width="0.048cm" svg:height="0.262cm" svg:x="3.28cm" svg:y="0.905cm" svg:viewBox="0 0 49 263" draw:points="0,263 49,263 49,0 0,0">
          <text:p/>
        </draw:polygon>
        <draw:polygon draw:style-name="gr4" draw:text-style-name="P4" draw:layer="layout" svg:width="0.604cm" svg:height="0.261cm" svg:x="3.328cm" svg:y="0.905cm" svg:viewBox="0 0 605 262" draw:points="0,262 605,262 605,0 0,0">
          <text:p/>
        </draw:polygon>
        <draw:polygon draw:style-name="gr3" draw:text-style-name="P3" draw:layer="layout" svg:width="0cm" svg:height="0.101cm" svg:x="1.516cm" svg:y="3.649cm" svg:viewBox="0 0 0 102" draw:points="0,0 0,102">
          <text:p/>
        </draw:polygon>
        <draw:line draw:style-name="gr9" draw:text-style-name="P9" draw:layer="layout" svg:x1="1.516cm" svg:y1="3.649cm" svg:x2="1.516cm" svg:y2="3.751cm">
          <text:p/>
        </draw:line>
        <draw:line draw:style-name="gr12" draw:text-style-name="P9" draw:layer="layout" svg:x1="2.088cm" svg:y1="3.649cm" svg:x2="2.088cm" svg:y2="0.382cm">
          <text:p/>
        </draw:line>
        <draw:polygon draw:style-name="gr3" draw:text-style-name="P3" draw:layer="layout" svg:width="0cm" svg:height="0.101cm" svg:x="2.088cm" svg:y="3.649cm" svg:viewBox="0 0 0 102" draw:points="0,0 0,102">
          <text:p/>
        </draw:polygon>
        <draw:line draw:style-name="gr9" draw:text-style-name="P9" draw:layer="layout" svg:x1="2.088cm" svg:y1="3.649cm" svg:x2="2.088cm" svg:y2="3.751cm">
          <text:p/>
        </draw:line>
        <draw:frame draw:style-name="gr13" draw:text-style-name="P12" draw:layer="layout" svg:width="0.146cm" svg:height="0.339cm" svg:x="1.45cm" svg:y="3.729cm">
          <draw:text-box>
            <text:p text:style-name="P10"><text:span text:style-name="T2">0</text:span></text:p>
          </draw:text-box>
        </draw:frame>
        <draw:line draw:style-name="gr12" draw:text-style-name="P9" draw:layer="layout" svg:x1="2.66cm" svg:y1="3.649cm" svg:x2="2.66cm" svg:y2="0.382cm">
          <text:p/>
        </draw:line>
        <draw:polygon draw:style-name="gr3" draw:text-style-name="P3" draw:layer="layout" svg:width="0cm" svg:height="0.101cm" svg:x="2.66cm" svg:y="3.649cm" svg:viewBox="0 0 0 102" draw:points="0,0 0,102">
          <text:p/>
        </draw:polygon>
        <draw:line draw:style-name="gr9" draw:text-style-name="P9" draw:layer="layout" svg:x1="2.66cm" svg:y1="3.649cm" svg:x2="2.66cm" svg:y2="3.751cm">
          <text:p/>
        </draw:line>
        <draw:frame draw:style-name="gr13" draw:text-style-name="P12" draw:layer="layout" svg:width="0.146cm" svg:height="0.339cm" svg:x="2.021cm" svg:y="3.729cm">
          <draw:text-box>
            <text:p text:style-name="P10"><text:span text:style-name="T2">1</text:span></text:p>
          </draw:text-box>
        </draw:frame>
        <draw:line draw:style-name="gr12" draw:text-style-name="P9" draw:layer="layout" svg:x1="3.232cm" svg:y1="3.649cm" svg:x2="3.232cm" svg:y2="0.382cm">
          <text:p/>
        </draw:line>
        <draw:polygon draw:style-name="gr3" draw:text-style-name="P3" draw:layer="layout" svg:width="0cm" svg:height="0.101cm" svg:x="3.232cm" svg:y="3.649cm" svg:viewBox="0 0 0 102" draw:points="0,0 0,102">
          <text:p/>
        </draw:polygon>
        <draw:line draw:style-name="gr9" draw:text-style-name="P9" draw:layer="layout" svg:x1="3.232cm" svg:y1="3.649cm" svg:x2="3.232cm" svg:y2="3.751cm">
          <text:p/>
        </draw:line>
        <draw:frame draw:style-name="gr13" draw:text-style-name="P12" draw:layer="layout" svg:width="0.146cm" svg:height="0.339cm" svg:x="2.593cm" svg:y="3.729cm">
          <draw:text-box>
            <text:p text:style-name="P10"><text:span text:style-name="T2">2</text:span></text:p>
          </draw:text-box>
        </draw:frame>
        <draw:line draw:style-name="gr12" draw:text-style-name="P9" draw:layer="layout" svg:x1="3.804cm" svg:y1="3.649cm" svg:x2="3.804cm" svg:y2="0.382cm">
          <text:p/>
        </draw:line>
        <draw:polygon draw:style-name="gr3" draw:text-style-name="P3" draw:layer="layout" svg:width="0cm" svg:height="0.101cm" svg:x="3.804cm" svg:y="3.649cm" svg:viewBox="0 0 0 102" draw:points="0,0 0,102">
          <text:p/>
        </draw:polygon>
        <draw:line draw:style-name="gr9" draw:text-style-name="P9" draw:layer="layout" svg:x1="3.804cm" svg:y1="3.649cm" svg:x2="3.804cm" svg:y2="3.751cm">
          <text:p/>
        </draw:line>
        <draw:frame draw:style-name="gr13" draw:text-style-name="P12" draw:layer="layout" svg:width="0.146cm" svg:height="0.339cm" svg:x="3.166cm" svg:y="3.729cm">
          <draw:text-box>
            <text:p text:style-name="P10"><text:span text:style-name="T2">3</text:span></text:p>
          </draw:text-box>
        </draw:frame>
        <draw:line draw:style-name="gr12" draw:text-style-name="P9" draw:layer="layout" svg:x1="4.376cm" svg:y1="3.649cm" svg:x2="4.376cm" svg:y2="0.382cm">
          <text:p/>
        </draw:line>
        <draw:polygon draw:style-name="gr3" draw:text-style-name="P3" draw:layer="layout" svg:width="0cm" svg:height="0.101cm" svg:x="4.376cm" svg:y="3.649cm" svg:viewBox="0 0 0 102" draw:points="0,0 0,102">
          <text:p/>
        </draw:polygon>
        <draw:line draw:style-name="gr9" draw:text-style-name="P9" draw:layer="layout" svg:x1="4.376cm" svg:y1="3.649cm" svg:x2="4.376cm" svg:y2="3.751cm">
          <text:p/>
        </draw:line>
        <draw:frame draw:style-name="gr13" draw:text-style-name="P12" draw:layer="layout" svg:width="0.146cm" svg:height="0.339cm" svg:x="3.738cm" svg:y="3.729cm">
          <draw:text-box>
            <text:p text:style-name="P10"><text:span text:style-name="T2">4</text:span></text:p>
          </draw:text-box>
        </draw:frame>
        <draw:line draw:style-name="gr12" draw:text-style-name="P9" draw:layer="layout" svg:x1="4.947cm" svg:y1="3.649cm" svg:x2="4.947cm" svg:y2="0.382cm">
          <text:p/>
        </draw:line>
        <draw:polygon draw:style-name="gr3" draw:text-style-name="P3" draw:layer="layout" svg:width="0cm" svg:height="0.101cm" svg:x="4.948cm" svg:y="3.649cm" svg:viewBox="0 0 0 102" draw:points="0,0 0,102">
          <text:p/>
        </draw:polygon>
        <draw:line draw:style-name="gr9" draw:text-style-name="P9" draw:layer="layout" svg:x1="4.948cm" svg:y1="3.649cm" svg:x2="4.948cm" svg:y2="3.751cm">
          <text:p/>
        </draw:line>
        <draw:frame draw:style-name="gr13" draw:text-style-name="P12" draw:layer="layout" svg:width="0.146cm" svg:height="0.339cm" svg:x="4.31cm" svg:y="3.729cm">
          <draw:text-box>
            <text:p text:style-name="P10"><text:span text:style-name="T2">5</text:span></text:p>
          </draw:text-box>
        </draw:frame>
        <draw:frame draw:style-name="gr13" draw:text-style-name="P12" draw:layer="layout" svg:width="0.146cm" svg:height="0.339cm" svg:x="4.881cm" svg:y="3.729cm">
          <draw:text-box>
            <text:p text:style-name="P10"><text:span text:style-name="T2">6</text:span></text:p>
          </draw:text-box>
        </draw:frame>
        <draw:polygon draw:style-name="gr3" draw:text-style-name="P3" draw:layer="layout" svg:width="0.013cm" svg:height="0cm" svg:x="1.488cm" svg:y="3.648cm" svg:viewBox="0 0 14 0" draw:points="14,0 0,0">
          <text:p/>
        </draw:polygon>
        <draw:line draw:style-name="gr9" draw:text-style-name="P9" draw:layer="layout" svg:x1="1.502cm" svg:y1="3.648cm" svg:x2="1.488cm" svg:y2="3.648cm">
          <text:p/>
        </draw:line>
        <draw:polygon draw:style-name="gr1" draw:text-style-name="P5" draw:layer="layout" svg:width="0.031cm" svg:height="0.262cm" svg:x="5.138cm" svg:y="3.189cm" svg:viewBox="0 0 32 263" draw:points="0,263 32,263 32,0 0,0">
          <text:p/>
        </draw:polygon>
        <draw:polygon draw:style-name="gr4" draw:text-style-name="P4" draw:layer="layout" svg:width="0.211cm" svg:height="0.261cm" svg:x="5.168cm" svg:y="3.189cm" svg:viewBox="0 0 212 262" draw:points="0,262 212,262 212,0 0,0">
          <text:p/>
        </draw:polygon>
        <draw:polygon draw:style-name="gr3" draw:text-style-name="P3" draw:layer="layout" svg:width="0.013cm" svg:height="0cm" svg:x="5.124cm" svg:y="3.319cm" svg:viewBox="0 0 14 0" draw:points="14,0 0,0">
          <text:p/>
        </draw:polygon>
        <draw:line draw:style-name="gr9" draw:text-style-name="P9" draw:layer="layout" svg:x1="5.138cm" svg:y1="3.319cm" svg:x2="5.124cm" svg:y2="3.319cm">
          <text:p/>
        </draw:line>
        <draw:line draw:style-name="gr12" draw:text-style-name="P9" draw:layer="layout" svg:x1="1.516cm" svg:y1="3.321cm" svg:x2="8.867cm" svg:y2="3.321cm">
          <text:p/>
        </draw:line>
        <draw:polygon draw:style-name="gr3" draw:text-style-name="P3" draw:layer="layout" svg:width="0.013cm" svg:height="0cm" svg:x="1.488cm" svg:y="3.321cm" svg:viewBox="0 0 14 0" draw:points="14,0 0,0">
          <text:p/>
        </draw:polygon>
        <draw:line draw:style-name="gr9" draw:text-style-name="P9" draw:layer="layout" svg:x1="1.502cm" svg:y1="3.321cm" svg:x2="1.488cm" svg:y2="3.321cm">
          <text:p/>
        </draw:line>
        <draw:line draw:style-name="gr12" draw:text-style-name="P9" draw:layer="layout" svg:x1="1.516cm" svg:y1="2.995cm" svg:x2="8.867cm" svg:y2="2.995cm">
          <text:p/>
        </draw:line>
        <draw:polygon draw:style-name="gr3" draw:text-style-name="P3" draw:layer="layout" svg:width="0.013cm" svg:height="0cm" svg:x="1.488cm" svg:y="2.995cm" svg:viewBox="0 0 14 0" draw:points="14,0 0,0">
          <text:p/>
        </draw:polygon>
        <draw:line draw:style-name="gr9" draw:text-style-name="P9" draw:layer="layout" svg:x1="1.502cm" svg:y1="2.995cm" svg:x2="1.488cm" svg:y2="2.995cm">
          <text:p/>
        </draw:line>
        <draw:line draw:style-name="gr12" draw:text-style-name="P9" draw:layer="layout" svg:x1="1.516cm" svg:y1="2.668cm" svg:x2="8.867cm" svg:y2="2.668cm">
          <text:p/>
        </draw:line>
        <draw:polygon draw:style-name="gr3" draw:text-style-name="P3" draw:layer="layout" svg:width="0.013cm" svg:height="0cm" svg:x="1.488cm" svg:y="2.669cm" svg:viewBox="0 0 14 0" draw:points="14,0 0,0">
          <text:p/>
        </draw:polygon>
        <draw:line draw:style-name="gr9" draw:text-style-name="P9" draw:layer="layout" svg:x1="1.502cm" svg:y1="2.669cm" svg:x2="1.488cm" svg:y2="2.669cm">
          <text:p/>
        </draw:line>
        <draw:line draw:style-name="gr12" draw:text-style-name="P9" draw:layer="layout" svg:x1="1.516cm" svg:y1="2.342cm" svg:x2="8.867cm" svg:y2="2.342cm">
          <text:p/>
        </draw:line>
        <draw:polygon draw:style-name="gr3" draw:text-style-name="P3" draw:layer="layout" svg:width="0.013cm" svg:height="0cm" svg:x="1.488cm" svg:y="2.342cm" svg:viewBox="0 0 14 0" draw:points="14,0 0,0">
          <text:p/>
        </draw:polygon>
        <draw:line draw:style-name="gr9" draw:text-style-name="P9" draw:layer="layout" svg:x1="1.502cm" svg:y1="2.342cm" svg:x2="1.488cm" svg:y2="2.342cm">
          <text:p/>
        </draw:line>
        <draw:polygon draw:style-name="gr7" draw:text-style-name="P8" draw:layer="layout" svg:width="0.162cm" svg:height="0.261cm" svg:x="2.038cm" svg:y="1.884cm" svg:viewBox="0 0 163 262" draw:points="0,262 163,262 163,0 0,0">
          <text:p/>
        </draw:polygon>
        <draw:polygon draw:style-name="gr3" draw:text-style-name="P3" draw:layer="layout" svg:width="0.013cm" svg:height="0cm" svg:x="1.488cm" svg:y="2.015cm" svg:viewBox="0 0 14 0" draw:points="14,0 0,0">
          <text:p/>
        </draw:polygon>
        <draw:line draw:style-name="gr9" draw:text-style-name="P9" draw:layer="layout" svg:x1="1.502cm" svg:y1="2.015cm" svg:x2="1.488cm" svg:y2="2.015cm">
          <text:p/>
        </draw:line>
        <draw:line draw:style-name="gr12" draw:text-style-name="P9" draw:layer="layout" svg:x1="1.516cm" svg:y1="1.689cm" svg:x2="8.867cm" svg:y2="1.689cm">
          <text:p/>
        </draw:line>
        <draw:polygon draw:style-name="gr3" draw:text-style-name="P3" draw:layer="layout" svg:width="0.013cm" svg:height="0cm" svg:x="1.488cm" svg:y="1.689cm" svg:viewBox="0 0 14 0" draw:points="14,0 0,0">
          <text:p/>
        </draw:polygon>
        <draw:line draw:style-name="gr9" draw:text-style-name="P9" draw:layer="layout" svg:x1="1.502cm" svg:y1="1.689cm" svg:x2="1.488cm" svg:y2="1.689cm">
          <text:p/>
        </draw:line>
        <draw:line draw:style-name="gr12" draw:text-style-name="P9" draw:layer="layout" svg:x1="1.516cm" svg:y1="1.362cm" svg:x2="8.867cm" svg:y2="1.362cm">
          <text:p/>
        </draw:line>
        <draw:polygon draw:style-name="gr3" draw:text-style-name="P3" draw:layer="layout" svg:width="0.013cm" svg:height="0cm" svg:x="1.488cm" svg:y="1.362cm" svg:viewBox="0 0 14 0" draw:points="14,0 0,0">
          <text:p/>
        </draw:polygon>
        <draw:line draw:style-name="gr9" draw:text-style-name="P9" draw:layer="layout" svg:x1="1.502cm" svg:y1="1.362cm" svg:x2="1.488cm" svg:y2="1.362cm">
          <text:p/>
        </draw:line>
        <draw:line draw:style-name="gr12" draw:text-style-name="P9" draw:layer="layout" svg:x1="1.516cm" svg:y1="1.036cm" svg:x2="8.846cm" svg:y2="1.036cm">
          <text:p/>
        </draw:line>
        <draw:polygon draw:style-name="gr3" draw:text-style-name="P3" draw:layer="layout" svg:width="0.013cm" svg:height="0cm" svg:x="1.488cm" svg:y="1.036cm" svg:viewBox="0 0 14 0" draw:points="14,0 0,0">
          <text:p/>
        </draw:polygon>
        <draw:line draw:style-name="gr9" draw:text-style-name="P9" draw:layer="layout" svg:x1="1.502cm" svg:y1="1.036cm" svg:x2="1.488cm" svg:y2="1.036cm">
          <text:p/>
        </draw:line>
        <draw:line draw:style-name="gr12" draw:text-style-name="P9" draw:layer="layout" svg:x1="1.516cm" svg:y1="0.71cm" svg:x2="8.867cm" svg:y2="0.71cm">
          <text:p/>
        </draw:line>
        <draw:polygon draw:style-name="gr3" draw:text-style-name="P3" draw:layer="layout" svg:width="0.013cm" svg:height="0cm" svg:x="1.488cm" svg:y="0.71cm" svg:viewBox="0 0 14 0" draw:points="14,0 0,0">
          <text:p/>
        </draw:polygon>
        <draw:line draw:style-name="gr9" draw:text-style-name="P9" draw:layer="layout" svg:x1="1.502cm" svg:y1="0.71cm" svg:x2="1.488cm" svg:y2="0.71cm">
          <text:p/>
        </draw:line>
        <draw:polygon draw:style-name="gr3" draw:text-style-name="P3" draw:layer="layout" svg:width="0.013cm" svg:height="0cm" svg:x="1.488cm" svg:y="0.383cm" svg:viewBox="0 0 14 0" draw:points="14,0 0,0">
          <text:p/>
        </draw:polygon>
        <draw:line draw:style-name="gr9" draw:text-style-name="P9" draw:layer="layout" svg:x1="1.502cm" svg:y1="0.383cm" svg:x2="1.488cm" svg:y2="0.383cm">
          <text:p/>
        </draw:line>
        <draw:line draw:style-name="gr11" draw:text-style-name="P9" draw:layer="layout" svg:x1="1.516cm" svg:y1="3.649cm" svg:x2="1.516cm" svg:y2="0.382cm">
          <text:p/>
        </draw:line>
        <draw:line draw:style-name="gr11" draw:text-style-name="P9" draw:layer="layout" svg:x1="1.516cm" svg:y1="3.649cm" svg:x2="8.868cm" svg:y2="3.649cm">
          <text:p/>
        </draw:line>
        <draw:line draw:style-name="gr11" draw:text-style-name="P9" draw:layer="layout" svg:x1="1.516cm" svg:y1="0.382cm" svg:x2="5.246cm" svg:y2="0.382cm">
          <text:p/>
        </draw:line>
        <draw:polygon draw:style-name="gr3" draw:text-style-name="P3" draw:layer="layout" svg:width="0.001cm" svg:height="0.261cm" svg:x="6.952cm" svg:y="0.577cm" svg:viewBox="0 0 2 262" draw:points="0,262 2,262 2,0 0,0">
          <text:p/>
        </draw:polygon>
        <draw:polygon draw:style-name="gr3" draw:text-style-name="P3" draw:layer="layout" svg:width="0cm" svg:height="0.101cm" svg:x="5.138cm" svg:y="3.647cm" svg:viewBox="0 0 0 102" draw:points="0,0 0,102">
          <text:p/>
        </draw:polygon>
        <draw:line draw:style-name="gr8" draw:text-style-name="P9" draw:layer="layout" svg:x1="6.966cm" svg:y1="3.647cm" svg:x2="6.966cm" svg:y2="3.749cm">
          <text:p/>
        </draw:line>
        <draw:polygon draw:style-name="gr3" draw:text-style-name="P3" draw:layer="layout" svg:width="0cm" svg:height="0.101cm" svg:x="5.709cm" svg:y="3.647cm" svg:viewBox="0 0 0 102" draw:points="0,0 0,102">
          <text:p/>
        </draw:polygon>
        <draw:polygon draw:style-name="gr3" draw:text-style-name="P3" draw:layer="layout" svg:width="0cm" svg:height="0.101cm" svg:x="6.281cm" svg:y="3.647cm" svg:viewBox="0 0 0 102" draw:points="0,0 0,102">
          <text:p/>
        </draw:polygon>
        <draw:polygon draw:style-name="gr3" draw:text-style-name="P3" draw:layer="layout" svg:width="0cm" svg:height="0.101cm" svg:x="6.853cm" svg:y="3.647cm" svg:viewBox="0 0 0 102" draw:points="0,0 0,102">
          <text:p/>
        </draw:polygon>
        <draw:polygon draw:style-name="gr3" draw:text-style-name="P3" draw:layer="layout" svg:width="0cm" svg:height="0.101cm" svg:x="7.426cm" svg:y="3.647cm" svg:viewBox="0 0 0 102" draw:points="0,0 0,102">
          <text:p/>
        </draw:polygon>
        <draw:polygon draw:style-name="gr3" draw:text-style-name="P3" draw:layer="layout" svg:width="0cm" svg:height="0.101cm" svg:x="7.997cm" svg:y="3.647cm" svg:viewBox="0 0 0 102" draw:points="0,0 0,102">
          <text:p/>
        </draw:polygon>
        <draw:polygon draw:style-name="gr3" draw:text-style-name="P3" draw:layer="layout" svg:width="0cm" svg:height="0.101cm" svg:x="8.569cm" svg:y="3.647cm" svg:viewBox="0 0 0 102" draw:points="0,0 0,102">
          <text:p/>
        </draw:polygon>
        <draw:polygon draw:style-name="gr3" draw:text-style-name="P3" draw:layer="layout" svg:width="0.013cm" svg:height="0cm" svg:x="5.124cm" svg:y="3.646cm" svg:viewBox="0 0 14 0" draw:points="14,0 0,0">
          <text:p/>
        </draw:polygon>
        <draw:line draw:style-name="gr9" draw:text-style-name="P9" draw:layer="layout" svg:x1="5.138cm" svg:y1="3.646cm" svg:x2="5.124cm" svg:y2="3.646cm">
          <text:p/>
        </draw:line>
        <draw:polygon draw:style-name="gr3" draw:text-style-name="P3" draw:layer="layout" svg:width="0.013cm" svg:height="0cm" svg:x="5.124cm" svg:y="2.993cm" svg:viewBox="0 0 14 0" draw:points="14,0 0,0">
          <text:p/>
        </draw:polygon>
        <draw:line draw:style-name="gr9" draw:text-style-name="P9" draw:layer="layout" svg:x1="5.138cm" svg:y1="2.993cm" svg:x2="5.124cm" svg:y2="2.993cm">
          <text:p/>
        </draw:line>
        <draw:polygon draw:style-name="gr3" draw:text-style-name="P3" draw:layer="layout" svg:width="0.013cm" svg:height="0cm" svg:x="5.124cm" svg:y="2.667cm" svg:viewBox="0 0 14 0" draw:points="14,0 0,0">
          <text:p/>
        </draw:polygon>
        <draw:line draw:style-name="gr9" draw:text-style-name="P9" draw:layer="layout" svg:x1="5.138cm" svg:y1="2.667cm" svg:x2="5.124cm" svg:y2="2.667cm">
          <text:p/>
        </draw:line>
        <draw:polygon draw:style-name="gr3" draw:text-style-name="P3" draw:layer="layout" svg:width="0.013cm" svg:height="0cm" svg:x="5.124cm" svg:y="2.34cm" svg:viewBox="0 0 14 0" draw:points="14,0 0,0">
          <text:p/>
        </draw:polygon>
        <draw:line draw:style-name="gr9" draw:text-style-name="P9" draw:layer="layout" svg:x1="5.138cm" svg:y1="2.34cm" svg:x2="5.124cm" svg:y2="2.34cm">
          <text:p/>
        </draw:line>
        <draw:polygon draw:style-name="gr3" draw:text-style-name="P3" draw:layer="layout" svg:width="0.013cm" svg:height="0cm" svg:x="5.124cm" svg:y="2.013cm" svg:viewBox="0 0 14 0" draw:points="14,0 0,0">
          <text:p/>
        </draw:polygon>
        <draw:line draw:style-name="gr9" draw:text-style-name="P9" draw:layer="layout" svg:x1="5.138cm" svg:y1="2.013cm" svg:x2="5.124cm" svg:y2="2.013cm">
          <text:p/>
        </draw:line>
        <draw:polygon draw:style-name="gr3" draw:text-style-name="P3" draw:layer="layout" svg:width="0.013cm" svg:height="0cm" svg:x="5.124cm" svg:y="1.687cm" svg:viewBox="0 0 14 0" draw:points="14,0 0,0">
          <text:p/>
        </draw:polygon>
        <draw:line draw:style-name="gr9" draw:text-style-name="P9" draw:layer="layout" svg:x1="5.138cm" svg:y1="1.687cm" svg:x2="5.124cm" svg:y2="1.687cm">
          <text:p/>
        </draw:line>
        <draw:polygon draw:style-name="gr3" draw:text-style-name="P3" draw:layer="layout" svg:width="0.013cm" svg:height="0cm" svg:x="5.124cm" svg:y="1.36cm" svg:viewBox="0 0 14 0" draw:points="14,0 0,0">
          <text:p/>
        </draw:polygon>
        <draw:line draw:style-name="gr9" draw:text-style-name="P9" draw:layer="layout" svg:x1="5.138cm" svg:y1="1.36cm" svg:x2="5.124cm" svg:y2="1.36cm">
          <text:p/>
        </draw:line>
        <draw:polygon draw:style-name="gr3" draw:text-style-name="P3" draw:layer="layout" svg:width="0.013cm" svg:height="0cm" svg:x="5.124cm" svg:y="1.034cm" svg:viewBox="0 0 14 0" draw:points="14,0 0,0">
          <text:p/>
        </draw:polygon>
        <draw:line draw:style-name="gr9" draw:text-style-name="P9" draw:layer="layout" svg:x1="5.138cm" svg:y1="1.034cm" svg:x2="5.124cm" svg:y2="1.034cm">
          <text:p/>
        </draw:line>
        <draw:polygon draw:style-name="gr3" draw:text-style-name="P3" draw:layer="layout" svg:width="0.013cm" svg:height="0cm" svg:x="5.124cm" svg:y="0.708cm" svg:viewBox="0 0 14 0" draw:points="14,0 0,0">
          <text:p/>
        </draw:polygon>
        <draw:line draw:style-name="gr9" draw:text-style-name="P9" draw:layer="layout" svg:x1="5.138cm" svg:y1="0.708cm" svg:x2="5.124cm" svg:y2="0.708cm">
          <text:p/>
        </draw:line>
        <draw:polygon draw:style-name="gr3" draw:text-style-name="P3" draw:layer="layout" svg:width="0.013cm" svg:height="0cm" svg:x="5.124cm" svg:y="0.381cm" svg:viewBox="0 0 14 0" draw:points="14,0 0,0">
          <text:p/>
        </draw:polygon>
        <draw:line draw:style-name="gr9" draw:text-style-name="P9" draw:layer="layout" svg:x1="5.138cm" svg:y1="0.381cm" svg:x2="5.124cm" svg:y2="0.381cm">
          <text:p/>
        </draw:line>
        <draw:line draw:style-name="gr11" draw:text-style-name="P9" draw:layer="layout" svg:x1="8.867cm" svg:y1="3.647cm" svg:x2="8.867cm" svg:y2="0.38cm">
          <text:p/>
        </draw:line>
        <draw:line draw:style-name="gr11" draw:text-style-name="P9" draw:layer="layout" svg:x1="5.138cm" svg:y1="0.38cm" svg:x2="8.868cm" svg:y2="0.38cm">
          <text:p/>
        </draw:line>
        <draw:line draw:style-name="gr9" draw:text-style-name="P9" draw:layer="layout" svg:x1="3.233cm" svg:y1="3.649cm" svg:x2="3.233cm" svg:y2="3.751cm">
          <text:p/>
        </draw:line>
        <draw:line draw:style-name="gr12" draw:text-style-name="P9" draw:layer="layout" svg:x1="5.52cm" svg:y1="3.648cm" svg:x2="5.52cm" svg:y2="0.382cm">
          <text:p/>
        </draw:line>
        <draw:line draw:style-name="gr12" draw:text-style-name="P9" draw:layer="layout" svg:x1="6.09cm" svg:y1="3.648cm" svg:x2="6.09cm" svg:y2="0.382cm">
          <text:p/>
        </draw:line>
        <draw:line draw:style-name="gr12" draw:text-style-name="P9" draw:layer="layout" svg:x1="6.659cm" svg:y1="3.649cm" svg:x2="6.659cm" svg:y2="0.382cm">
          <text:p/>
        </draw:line>
        <draw:polygon draw:style-name="gr7" draw:text-style-name="P8" xml:id="id4" draw:id="id4" draw:layer="layout" svg:width="0.162cm" svg:height="0.261cm" svg:x="3.848cm" svg:y="1.884cm" svg:viewBox="0 0 163 262" draw:points="0,262 163,262 163,0 0,0">
          <text:p/>
        </draw:polygon>
        <draw:polygon draw:style-name="gr3" draw:text-style-name="P3" draw:layer="layout" svg:width="0cm" svg:height="0.101cm" svg:x="6.756cm" svg:y="3.649cm" svg:viewBox="0 0 0 102" draw:points="0,0 0,102">
          <text:p/>
        </draw:polygon>
        <draw:line draw:style-name="gr9" draw:text-style-name="P9" draw:layer="layout" svg:x1="7.232cm" svg:y1="3.649cm" svg:x2="7.232cm" svg:y2="3.751cm">
          <text:p/>
        </draw:line>
        <draw:polygon draw:style-name="gr3" draw:text-style-name="P3" draw:layer="layout" svg:width="0cm" svg:height="0.101cm" svg:x="6.852cm" svg:y="3.647cm" svg:viewBox="0 0 0 102" draw:points="0,0 0,102">
          <text:p/>
        </draw:polygon>
        <draw:line draw:style-name="gr12" draw:text-style-name="P9" draw:layer="layout" svg:x1="7.229cm" svg:y1="3.649cm" svg:x2="7.229cm" svg:y2="0.382cm">
          <text:p/>
        </draw:line>
        <draw:polygon draw:style-name="gr3" draw:text-style-name="P3" draw:layer="layout" svg:width="0cm" svg:height="0.101cm" svg:x="7.325cm" svg:y="3.649cm" svg:viewBox="0 0 0 102" draw:points="0,0 0,102">
          <text:p/>
        </draw:polygon>
        <draw:line draw:style-name="gr9" draw:text-style-name="P9" draw:layer="layout" svg:x1="7.801cm" svg:y1="3.649cm" svg:x2="7.801cm" svg:y2="3.751cm">
          <text:p/>
        </draw:line>
        <draw:line draw:style-name="gr12" draw:text-style-name="P9" draw:layer="layout" svg:x1="7.798cm" svg:y1="3.649cm" svg:x2="7.798cm" svg:y2="0.382cm">
          <text:p/>
        </draw:line>
        <draw:polygon draw:style-name="gr3" draw:text-style-name="P3" draw:layer="layout" svg:width="0cm" svg:height="0.101cm" svg:x="7.895cm" svg:y="3.649cm" svg:viewBox="0 0 0 102" draw:points="0,0 0,102">
          <text:p/>
        </draw:polygon>
        <draw:line draw:style-name="gr9" draw:text-style-name="P9" draw:layer="layout" svg:x1="8.371cm" svg:y1="3.649cm" svg:x2="8.371cm" svg:y2="3.751cm">
          <text:p/>
        </draw:line>
        <draw:polygon draw:style-name="gr3" draw:text-style-name="P3" draw:layer="layout" svg:width="0cm" svg:height="0.101cm" svg:x="7.99cm" svg:y="3.647cm" svg:viewBox="0 0 0 102" draw:points="0,0 0,102">
          <text:p/>
        </draw:polygon>
        <draw:line draw:style-name="gr12" draw:text-style-name="P9" draw:layer="layout" svg:x1="8.368cm" svg:y1="3.649cm" svg:x2="8.368cm" svg:y2="0.382cm">
          <text:p/>
        </draw:line>
        <draw:line draw:style-name="gr8" draw:text-style-name="P9" draw:layer="layout" svg:x1="5.138cm" svg:y1="3.647cm" svg:x2="5.138cm" svg:y2="3.749cm">
          <text:p/>
        </draw:line>
        <draw:frame draw:style-name="gr14" draw:text-style-name="P12" draw:layer="layout" svg:width="0.885cm" svg:height="0.314cm" svg:x="0.583cm" svg:y="3.188cm">
          <draw:text-box>
            <text:p text:style-name="P10"><text:span text:style-name="T2">H</text:span><text:span text:style-name="T2">X</text:span><text:span text:style-name="T2">_</text:span><text:span text:style-name="T2">I</text:span><text:span text:style-name="T2">N</text:span></text:p>
          </draw:text-box>
        </draw:frame>
        <draw:frame draw:style-name="gr15" draw:text-style-name="P12" draw:layer="layout" svg:width="1.347cm" svg:height="0.314cm" svg:x="0.119cm" svg:y="2.864cm">
          <draw:text-box>
            <text:p text:style-name="P10"><text:span text:style-name="T2">H1_</text:span><text:span text:style-name="T2">CON</text:span><text:span text:style-name="T2">V</text:span></text:p>
          </draw:text-box>
        </draw:frame>
        <draw:frame draw:style-name="gr16" draw:text-style-name="P12" draw:layer="layout" svg:width="1.281cm" svg:height="0.314cm" svg:x="0.06cm" svg:y="2.372cm">
          <draw:text-box>
            <text:p text:style-name="P10"><text:span text:style-name="T2">H</text:span><text:span text:style-name="T2">2</text:span><text:span text:style-name="T2">_</text:span><text:span text:style-name="T2">P</text:span><text:span text:style-name="T2">O</text:span><text:span text:style-name="T2">O</text:span><text:span text:style-name="T2">L</text:span></text:p>
          </draw:text-box>
        </draw:frame>
        <draw:frame draw:style-name="gr17" draw:text-style-name="P12" draw:layer="layout" svg:width="1.293cm" svg:height="0.314cm" svg:x="0.01cm" svg:y="1.724cm">
          <draw:text-box>
            <text:p text:style-name="P10"><text:span text:style-name="T2">H</text:span><text:span text:style-name="T2">3</text:span><text:span text:style-name="T2">_</text:span><text:span text:style-name="T2">C</text:span><text:span text:style-name="T2">O</text:span><text:span text:style-name="T2">N</text:span><text:span text:style-name="T2">V</text:span></text:p>
          </draw:text-box>
        </draw:frame>
        <draw:frame draw:style-name="gr18" draw:text-style-name="P12" draw:layer="layout" svg:width="1.18cm" svg:height="0.314cm" svg:x="0.297cm" svg:y="0.576cm">
          <draw:text-box>
            <text:p text:style-name="P10"><text:span text:style-name="T2">H</text:span><text:span text:style-name="T2">Y</text:span><text:span text:style-name="T2">_</text:span><text:span text:style-name="T2">O</text:span><text:span text:style-name="T2">U</text:span><text:span text:style-name="T2">T</text:span></text:p>
          </draw:text-box>
        </draw:frame>
        <draw:frame draw:style-name="gr19" draw:text-style-name="P13" draw:layer="layout" svg:width="0.903cm" svg:height="0.314cm" svg:x="0.578cm" svg:y="0.901cm">
          <draw:text-box>
            <text:p><text:span text:style-name="T2">H</text:span><text:span text:style-name="T2">5</text:span><text:span text:style-name="T2">_</text:span><text:span text:style-name="T2">F</text:span><text:span text:style-name="T2">C</text:span></text:p>
          </draw:text-box>
        </draw:frame>
        <draw:custom-shape draw:style-name="gr20" draw:text-style-name="P14" draw:layer="layout" svg:width="0.127cm" svg:height="0.586cm" svg:x="1.33cm" svg:y="2.23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14" draw:layer="layout" svg:width="0.127cm" svg:height="0.561cm" svg:x="1.33cm" svg:y="1.59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2" draw:layer="layout" svg:width="0.146cm" svg:height="0.339cm" svg:x="5.451cm" svg:y="3.73cm">
          <draw:text-box>
            <text:p text:style-name="P10"><text:span text:style-name="T2">7</text:span></text:p>
          </draw:text-box>
        </draw:frame>
        <draw:frame draw:style-name="gr13" draw:text-style-name="P12" draw:layer="layout" svg:width="0.146cm" svg:height="0.339cm" svg:x="6.022cm" svg:y="3.73cm">
          <draw:text-box>
            <text:p text:style-name="P10"><text:span text:style-name="T2">8</text:span></text:p>
          </draw:text-box>
        </draw:frame>
        <draw:frame draw:style-name="gr13" draw:text-style-name="P12" draw:layer="layout" svg:width="0.146cm" svg:height="0.339cm" svg:x="6.594cm" svg:y="3.73cm">
          <draw:text-box>
            <text:p text:style-name="P10"><text:span text:style-name="T2">9</text:span></text:p>
          </draw:text-box>
        </draw:frame>
        <draw:frame draw:style-name="gr22" draw:text-style-name="P12" draw:layer="layout" svg:width="0.29cm" svg:height="0.339cm" svg:x="7.167cm" svg:y="3.73cm">
          <draw:text-box>
            <text:p text:style-name="P10"><text:span text:style-name="T2">10</text:span></text:p>
          </draw:text-box>
        </draw:frame>
        <draw:frame draw:style-name="gr22" draw:text-style-name="P12" draw:layer="layout" svg:width="0.29cm" svg:height="0.339cm" svg:x="7.739cm" svg:y="3.73cm">
          <draw:text-box>
            <text:p text:style-name="P10"><text:span text:style-name="T2">1</text:span><text:span text:style-name="T2">1</text:span></text:p>
          </draw:text-box>
        </draw:frame>
        <draw:frame draw:style-name="gr22" draw:text-style-name="P12" draw:layer="layout" svg:width="0.29cm" svg:height="0.339cm" svg:x="8.311cm" svg:y="3.73cm">
          <draw:text-box>
            <text:p text:style-name="P10"><text:span text:style-name="T2">1</text:span><text:span text:style-name="T2">2</text:span></text:p>
          </draw:text-box>
        </draw:frame>
        <draw:line draw:style-name="gr23" draw:text-style-name="P9" draw:layer="layout" svg:x1="5.138cm" svg:y1="3.647cm" svg:x2="5.138cm" svg:y2="0.38cm">
          <text:p/>
        </draw:line>
        <draw:line draw:style-name="gr23" draw:text-style-name="P9" draw:layer="layout" svg:x1="6.966cm" svg:y1="3.649cm" svg:x2="6.966cm" svg:y2="0.38cm">
          <text:p/>
        </draw:line>
        <draw:polygon draw:style-name="gr6" draw:text-style-name="P7" xml:id="id6" draw:id="id6" draw:layer="layout" svg:width="1.812cm" svg:height="0.261cm" svg:x="3.094cm" svg:y="1.885cm" svg:viewBox="0 0 1813 262" draw:points="0,262 1813,262 1813,0 0,0">
          <text:p/>
        </draw:polygon>
        <draw:polygon draw:style-name="gr7" draw:text-style-name="P8" draw:layer="layout" svg:width="0.162cm" svg:height="0.261cm" svg:x="5.659cm" svg:y="1.884cm" svg:viewBox="0 0 163 262" draw:points="0,262 163,262 163,0 0,0">
          <text:p/>
        </draw:polygon>
        <draw:polygon draw:style-name="gr6" draw:text-style-name="P7" draw:layer="layout" svg:width="1.812cm" svg:height="0.261cm" svg:x="4.906cm" svg:y="1.885cm" svg:viewBox="0 0 1813 262" draw:points="0,262 1813,262 1813,0 0,0">
          <text:p/>
        </draw:polygon>
        <draw:line draw:style-name="gr12" draw:text-style-name="P9" draw:layer="layout" svg:x1="1.516cm" svg:y1="2.016cm" svg:x2="8.867cm" svg:y2="2.016cm">
          <text:p/>
        </draw:line>
        <draw:polygon draw:style-name="gr1" draw:text-style-name="P5" draw:layer="layout" svg:width="0.02cm" svg:height="0.261cm" svg:x="5.128cm" svg:y="0.578cm" svg:viewBox="0 0 21 262" draw:points="0,262 21,262 21,0 0,0">
          <text:p/>
        </draw:polygon>
        <draw:polygon draw:style-name="gr1" draw:text-style-name="P5" draw:layer="layout" svg:width="0.02cm" svg:height="0.261cm" svg:x="6.955cm" svg:y="0.578cm" svg:viewBox="0 0 21 262" draw:points="0,262 21,262 21,0 0,0">
          <text:p/>
        </draw:polygon>
        <draw:frame draw:style-name="gr24" draw:text-style-name="P15" xml:id="id1" draw:id="id1" draw:layer="layout" svg:width="0.239cm" svg:height="0.314cm" svg:x="4.56cm" svg:y="-0.016cm">
          <draw:text-box>
            <text:p text:style-name="P10"><text:span text:style-name="T3">c</text:span><text:span text:style-name="T3">)</text:span></text:p>
          </draw:text-box>
        </draw:frame>
        <draw:connector draw:style-name="gr25" draw:text-style-name="P16" draw:layer="layout" draw:line-skew="0.17cm" svg:x1="4.679cm" svg:y1="0.298cm" svg:x2="4.376cm" svg:y2="1.885cm" draw:start-shape="id1" draw:end-shape="id2" svg:d="M4679 298v969h-303v618" svg:viewBox="0 0 304 1588">
          <text:p/>
        </draw:connector>
        <draw:frame draw:style-name="gr26" draw:text-style-name="P15" xml:id="id3" draw:id="id3" draw:layer="layout" svg:width="0.252cm" svg:height="0.314cm" svg:x="3.98cm" svg:y="-0.016cm">
          <draw:text-box>
            <text:p text:style-name="P10"><text:span text:style-name="T3">b</text:span><text:span text:style-name="T3">)</text:span></text:p>
          </draw:text-box>
        </draw:frame>
        <draw:frame draw:style-name="gr24" draw:text-style-name="P15" xml:id="id5" draw:id="id5" draw:layer="layout" svg:width="0.239cm" svg:height="0.314cm" svg:x="2.817cm" svg:y="-0.016cm">
          <draw:text-box>
            <text:p text:style-name="P10"><text:span text:style-name="T3">a</text:span><text:span text:style-name="T3">)</text:span></text:p>
          </draw:text-box>
        </draw:frame>
        <draw:frame draw:style-name="gr26" draw:text-style-name="P15" xml:id="id7" draw:id="id7" draw:layer="layout" svg:width="0.252cm" svg:height="0.314cm" svg:x="5.697cm" svg:y="-0.016cm">
          <draw:text-box>
            <text:p text:style-name="P10"><text:span text:style-name="T3">d</text:span><text:span text:style-name="T3">)</text:span></text:p>
          </draw:text-box>
        </draw:frame>
        <draw:connector draw:style-name="gr25" draw:text-style-name="P16" draw:layer="layout" draw:line-skew="0.174cm" svg:x1="4.106cm" svg:y1="0.298cm" svg:x2="3.929cm" svg:y2="1.884cm" draw:start-shape="id3" draw:start-glue-point="2" draw:end-shape="id4" draw:end-glue-point="0" svg:d="M4106 298v973h-177v613" svg:viewBox="0 0 178 1587">
          <text:p/>
        </draw:connector>
        <draw:connector draw:style-name="gr25" draw:text-style-name="P16" draw:layer="layout" draw:line-skew="0cm 0.342cm" svg:x1="2.936cm" svg:y1="0.298cm" svg:x2="3.094cm" svg:y2="2.016cm" draw:start-shape="id5" draw:start-glue-point="2" draw:end-shape="id6" draw:end-glue-point="3" svg:d="M2936 298v799 919h158" svg:viewBox="0 0 159 1719">
          <text:p/>
        </draw:connector>
        <draw:connector draw:style-name="gr25" draw:text-style-name="P16" draw:layer="layout" svg:x1="5.823cm" svg:y1="0.298cm" svg:x2="4.905cm" svg:y2="2.016cm" draw:start-shape="id7" draw:start-glue-point="2" draw:end-shape="id2" draw:end-glue-point="1" svg:d="M5823 298v1718h-918" svg:viewBox="0 0 919 1719">
          <text:p/>
        </draw:connector>
        <draw:polygon draw:style-name="gr6" draw:text-style-name="P7" draw:layer="layout" svg:width="1.571cm" svg:height="0.261cm" svg:x="1.524cm" svg:y="1.885cm" svg:viewBox="0 0 1572 262" draw:points="0,262 1572,262 1572,0 0,0">
          <text:p/>
        </draw:polygon>
        <draw:polygon draw:style-name="gr6" draw:text-style-name="P7" draw:layer="layout" svg:width="1.73cm" svg:height="0.261cm" svg:x="1.524cm" svg:y="1.561cm" svg:viewBox="0 0 1731 262" draw:points="0,262 1731,262 1731,0 0,0">
          <text:p/>
        </draw:polygon>
        <draw:frame draw:style-name="gr17" draw:text-style-name="P17" draw:layer="layout" svg:width="1.293cm" svg:height="0.314cm" svg:x="1.814cm" svg:y="1.858cm">
          <draw:text-box>
            <text:p text:style-name="P10"><text:span text:style-name="T4">C</text:span><text:span text:style-name="T4">o</text:span><text:span text:style-name="T4">n</text:span><text:span text:style-name="T4">v</text:span><text:span text:style-name="T4">2</text:span></text:p>
          </draw:text-box>
        </draw:frame>
        <draw:frame draw:style-name="gr17" draw:text-style-name="P17" draw:layer="layout" svg:width="1.293cm" svg:height="0.314cm" svg:x="1.815cm" svg:y="1.532cm">
          <draw:text-box>
            <text:p text:style-name="P10"><text:span text:style-name="T4">C</text:span><text:span text:style-name="T4">o</text:span><text:span text:style-name="T4">n</text:span><text:span text:style-name="T4">v</text:span><text:span text:style-name="T4">3</text:span></text:p>
          </draw:text-box>
        </draw:frame>
        <draw:custom-shape draw:style-name="gr27" draw:text-style-name="P14" draw:layer="layout" svg:width="1.812cm" svg:height="0.261cm" svg:x="3.095cm" svg:y="1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9" draw:layer="layout" svg:x1="3.326cm" svg:y1="3.649cm" svg:x2="3.326cm" svg:y2="0.381cm">
          <text:p/>
        </draw:line>
        <draw:polygon draw:style-name="gr1" draw:text-style-name="P1" draw:layer="layout" svg:width="0.03cm" svg:height="0.261cm" svg:x="1.519cm" svg:y="7.76cm" svg:viewBox="0 0 31 262" draw:points="0,262 31,262 31,0 0,0">
          <text:p/>
        </draw:polygon>
        <draw:polygon draw:style-name="gr2" draw:text-style-name="P2" draw:layer="layout" svg:width="0.174cm" svg:height="0.261cm" svg:x="1.549cm" svg:y="7.759cm" svg:viewBox="0 0 175 262" draw:points="0,262 175,262 175,0 0,0">
          <text:p/>
        </draw:polygon>
        <draw:polygon draw:style-name="gr1" draw:text-style-name="P1" draw:layer="layout" svg:width="0.373cm" svg:height="0.261cm" svg:x="1.551cm" svg:y="7.435cm" svg:viewBox="0 0 374 262" draw:points="0,262 374,262 374,0 0,0">
          <text:p/>
        </draw:polygon>
        <draw:polygon draw:style-name="gr1" draw:text-style-name="P1" draw:layer="layout" svg:width="0.373cm" svg:height="0.261cm" svg:x="2.514cm" svg:y="7.436cm" svg:viewBox="0 0 374 262" draw:points="0,262 374,262 374,0 0,0">
          <text:p/>
        </draw:polygon>
        <draw:polygon draw:style-name="gr2" draw:text-style-name="P2" draw:layer="layout" svg:width="0.745cm" svg:height="0.261cm" svg:x="1.923cm" svg:y="7.434cm" svg:viewBox="0 0 746 262" draw:points="0,262 746,262 746,0 0,0">
          <text:p/>
        </draw:polygon>
        <draw:polygon draw:style-name="gr1" draw:text-style-name="P1" draw:layer="layout" svg:width="0.073cm" svg:height="0.261cm" svg:x="1.926cm" svg:y="7.109cm" svg:viewBox="0 0 74 262" draw:points="0,262 74,262 74,0 0,0">
          <text:p/>
        </draw:polygon>
        <draw:polygon draw:style-name="gr2" draw:text-style-name="P2" draw:layer="layout" svg:width="0.625cm" svg:height="0.261cm" svg:x="1.998cm" svg:y="7.109cm" svg:viewBox="0 0 626 262" draw:points="0,262 626,262 626,0 0,0">
          <text:p/>
        </draw:polygon>
        <draw:polygon draw:style-name="gr1" draw:text-style-name="P1" draw:layer="layout" svg:width="0.07cm" svg:height="0.261cm" svg:x="2cm" svg:y="6.779cm" svg:viewBox="0 0 71 262" draw:points="0,262 71,262 71,0 0,0">
          <text:p/>
        </draw:polygon>
        <draw:polygon draw:style-name="gr2" draw:text-style-name="P2" draw:layer="layout" svg:width="0.625cm" svg:height="0.261cm" svg:x="2.069cm" svg:y="6.778cm" svg:viewBox="0 0 626 262" draw:points="0,262 626,262 626,0 0,0">
          <text:p/>
        </draw:polygon>
        <draw:polygon draw:style-name="gr1" draw:text-style-name="P1" draw:layer="layout" svg:width="0.161cm" svg:height="0.261cm" svg:x="2.072cm" svg:y="6.454cm" svg:viewBox="0 0 162 262" draw:points="0,262 162,262 162,0 0,0">
          <text:p/>
        </draw:polygon>
        <draw:polygon draw:style-name="gr2" draw:text-style-name="P2" draw:layer="layout" svg:width="0.683cm" svg:height="0.261cm" svg:x="2.233cm" svg:y="6.453cm" svg:viewBox="0 0 684 262" draw:points="0,262 684,262 684,0 0,0">
          <text:p/>
        </draw:polygon>
        <draw:polygon draw:style-name="gr1" draw:text-style-name="P1" draw:layer="layout" svg:width="0.158cm" svg:height="0.261cm" svg:x="2.235cm" svg:y="6.126cm" svg:viewBox="0 0 159 262" draw:points="0,262 159,262 159,0 0,0">
          <text:p/>
        </draw:polygon>
        <draw:polygon draw:style-name="gr2" draw:text-style-name="P2" draw:layer="layout" svg:width="0.674cm" svg:height="0.261cm" svg:x="2.392cm" svg:y="6.126cm" svg:viewBox="0 0 675 262" draw:points="0,262 675,262 675,0 0,0">
          <text:p/>
        </draw:polygon>
        <draw:polygon draw:style-name="gr1" draw:text-style-name="P1" draw:layer="layout" svg:width="0.02cm" svg:height="0.261cm" svg:x="2.394cm" svg:y="5.798cm" svg:viewBox="0 0 21 262" draw:points="0,262 21,262 21,0 0,0">
          <text:p/>
        </draw:polygon>
        <draw:polygon draw:style-name="gr2" draw:text-style-name="P2" draw:layer="layout" svg:width="0.275cm" svg:height="0.261cm" svg:x="2.414cm" svg:y="5.798cm" svg:viewBox="0 0 276 262" draw:points="0,262 276,262 276,0 0,0">
          <text:p/>
        </draw:polygon>
        <draw:polygon draw:style-name="gr1" draw:text-style-name="P1" draw:layer="layout" svg:width="0.051cm" svg:height="0.261cm" svg:x="2.416cm" svg:y="5.473cm" svg:viewBox="0 0 52 262" draw:points="0,262 52,262 52,0 0,0">
          <text:p/>
        </draw:polygon>
        <draw:polygon draw:style-name="gr2" draw:text-style-name="P2" draw:layer="layout" svg:width="0.249cm" svg:height="0.261cm" svg:x="2.467cm" svg:y="5.473cm" svg:viewBox="0 0 250 262" draw:points="0,262 250,262 250,0 0,0">
          <text:p/>
        </draw:polygon>
        <draw:line draw:style-name="gr12" draw:text-style-name="P18" draw:layer="layout" svg:x1="1.804cm" svg:y1="8.218cm" svg:x2="1.804cm" svg:y2="4.948cm">
          <text:p/>
        </draw:line>
        <draw:polygon draw:style-name="gr3" draw:text-style-name="P19" draw:layer="layout" svg:width="0cm" svg:height="0.099cm" svg:x="1.804cm" svg:y="8.218cm" svg:viewBox="0 0 0 100" draw:points="0,0 0,100">
          <text:p/>
        </draw:polygon>
        <draw:line draw:style-name="gr9" draw:text-style-name="P18" draw:layer="layout" svg:x1="1.804cm" svg:y1="8.218cm" svg:x2="1.804cm" svg:y2="8.318cm">
          <text:p/>
        </draw:line>
        <draw:line draw:style-name="gr12" draw:text-style-name="P18" draw:layer="layout" svg:x1="2.089cm" svg:y1="8.218cm" svg:x2="2.089cm" svg:y2="4.948cm">
          <text:p/>
        </draw:line>
        <draw:polygon draw:style-name="gr3" draw:text-style-name="P19" draw:layer="layout" svg:width="0cm" svg:height="0.099cm" svg:x="2.089cm" svg:y="8.218cm" svg:viewBox="0 0 0 100" draw:points="0,0 0,100">
          <text:p/>
        </draw:polygon>
        <draw:line draw:style-name="gr9" draw:text-style-name="P18" draw:layer="layout" svg:x1="2.089cm" svg:y1="8.218cm" svg:x2="2.089cm" svg:y2="8.318cm">
          <text:p/>
        </draw:line>
        <draw:line draw:style-name="gr12" draw:text-style-name="P18" draw:layer="layout" svg:x1="2.374cm" svg:y1="8.218cm" svg:x2="2.374cm" svg:y2="4.948cm">
          <text:p/>
        </draw:line>
        <draw:polygon draw:style-name="gr3" draw:text-style-name="P19" draw:layer="layout" svg:width="0cm" svg:height="0.099cm" svg:x="2.374cm" svg:y="8.218cm" svg:viewBox="0 0 0 100" draw:points="0,0 0,100">
          <text:p/>
        </draw:polygon>
        <draw:line draw:style-name="gr9" draw:text-style-name="P18" draw:layer="layout" svg:x1="2.374cm" svg:y1="8.218cm" svg:x2="2.374cm" svg:y2="8.318cm">
          <text:p/>
        </draw:line>
        <draw:line draw:style-name="gr12" draw:text-style-name="P18" draw:layer="layout" svg:x1="2.659cm" svg:y1="8.218cm" svg:x2="2.659cm" svg:y2="4.948cm">
          <text:p/>
        </draw:line>
        <draw:polygon draw:style-name="gr3" draw:text-style-name="P19" draw:layer="layout" svg:width="0cm" svg:height="0.099cm" svg:x="2.659cm" svg:y="8.218cm" svg:viewBox="0 0 0 100" draw:points="0,0 0,100">
          <text:p/>
        </draw:polygon>
        <draw:line draw:style-name="gr9" draw:text-style-name="P18" draw:layer="layout" svg:x1="2.659cm" svg:y1="8.218cm" svg:x2="2.659cm" svg:y2="8.318cm">
          <text:p/>
        </draw:line>
        <draw:line draw:style-name="gr12" draw:text-style-name="P18" draw:layer="layout" svg:x1="2.944cm" svg:y1="8.218cm" svg:x2="2.944cm" svg:y2="4.948cm">
          <text:p/>
        </draw:line>
        <draw:polygon draw:style-name="gr3" draw:text-style-name="P19" draw:layer="layout" svg:width="0cm" svg:height="0.099cm" svg:x="2.944cm" svg:y="8.218cm" svg:viewBox="0 0 0 100" draw:points="0,0 0,100">
          <text:p/>
        </draw:polygon>
        <draw:line draw:style-name="gr9" draw:text-style-name="P18" draw:layer="layout" svg:x1="2.944cm" svg:y1="8.218cm" svg:x2="2.944cm" svg:y2="8.318cm">
          <text:p/>
        </draw:line>
        <draw:line draw:style-name="gr28" draw:text-style-name="P18" draw:layer="layout" svg:x1="1.519cm" svg:y1="8.218cm" svg:x2="3.145cm" svg:y2="8.218cm">
          <text:p/>
        </draw:line>
        <draw:line draw:style-name="gr12" draw:text-style-name="P18" draw:layer="layout" svg:x1="1.519cm" svg:y1="7.891cm" svg:x2="5.053cm" svg:y2="7.891cm">
          <text:p/>
        </draw:line>
        <draw:polygon draw:style-name="gr1" draw:text-style-name="P1" draw:layer="layout" svg:width="0.373cm" svg:height="0.261cm" svg:x="3.478cm" svg:y="7.436cm" svg:viewBox="0 0 374 262" draw:points="0,262 374,262 374,0 0,0">
          <text:p/>
        </draw:polygon>
        <draw:polygon draw:style-name="gr2" draw:text-style-name="P2" draw:layer="layout" svg:width="0.745cm" svg:height="0.261cm" svg:x="3.85cm" svg:y="7.435cm" svg:viewBox="0 0 746 262" draw:points="0,262 746,262 746,0 0,0">
          <text:p/>
        </draw:polygon>
        <draw:polygon draw:style-name="gr2" draw:text-style-name="P2" draw:layer="layout" svg:width="0.745cm" svg:height="0.261cm" svg:x="2.886cm" svg:y="7.435cm" svg:viewBox="0 0 746 262" draw:points="0,262 746,262 746,0 0,0">
          <text:p/>
        </draw:polygon>
        <draw:line draw:style-name="gr12" draw:text-style-name="P18" draw:layer="layout" svg:x1="1.519cm" svg:y1="7.564cm" svg:x2="5.072cm" svg:y2="7.564cm">
          <text:p/>
        </draw:line>
        <draw:polygon draw:style-name="gr1" draw:text-style-name="P1" draw:layer="layout" svg:width="0.073cm" svg:height="0.261cm" svg:x="2.889cm" svg:y="7.11cm" svg:viewBox="0 0 74 262" draw:points="0,262 74,262 74,0 0,0">
          <text:p/>
        </draw:polygon>
        <draw:polygon draw:style-name="gr2" draw:text-style-name="P2" draw:layer="layout" svg:width="0.625cm" svg:height="0.261cm" svg:x="2.961cm" svg:y="7.11cm" svg:viewBox="0 0 626 262" draw:points="0,262 626,262 626,0 0,0">
          <text:p/>
        </draw:polygon>
        <draw:line draw:style-name="gr12" draw:text-style-name="P18" draw:layer="layout" svg:x1="1.519cm" svg:y1="7.237cm" svg:x2="5.072cm" svg:y2="7.237cm">
          <text:p/>
        </draw:line>
        <draw:polygon draw:style-name="gr1" draw:text-style-name="P1" draw:layer="layout" svg:width="0.07cm" svg:height="0.261cm" svg:x="2.963cm" svg:y="6.78cm" svg:viewBox="0 0 71 262" draw:points="0,262 71,262 71,0 0,0">
          <text:p/>
        </draw:polygon>
        <draw:polygon draw:style-name="gr2" draw:text-style-name="P2" draw:layer="layout" svg:width="0.625cm" svg:height="0.261cm" svg:x="3.032cm" svg:y="6.779cm" svg:viewBox="0 0 626 262" draw:points="0,262 626,262 626,0 0,0">
          <text:p/>
        </draw:polygon>
        <draw:line draw:style-name="gr12" draw:text-style-name="P18" draw:layer="layout" svg:x1="1.519cm" svg:y1="6.91cm" svg:x2="5.072cm" svg:y2="6.91cm">
          <text:p/>
        </draw:line>
        <draw:polygon draw:style-name="gr1" draw:text-style-name="P1" draw:layer="layout" svg:width="0.161cm" svg:height="0.261cm" svg:x="3.035cm" svg:y="6.455cm" svg:viewBox="0 0 162 262" draw:points="0,262 162,262 162,0 0,0">
          <text:p/>
        </draw:polygon>
        <draw:polygon draw:style-name="gr2" draw:text-style-name="P2" draw:layer="layout" svg:width="0.683cm" svg:height="0.261cm" svg:x="3.196cm" svg:y="6.454cm" svg:viewBox="0 0 684 262" draw:points="0,262 684,262 684,0 0,0">
          <text:p/>
        </draw:polygon>
        <draw:polygon draw:style-name="gr1" draw:text-style-name="P1" draw:layer="layout" svg:width="0.158cm" svg:height="0.261cm" svg:x="3.198cm" svg:y="6.127cm" svg:viewBox="0 0 159 262" draw:points="0,262 159,262 159,0 0,0">
          <text:p/>
        </draw:polygon>
        <draw:polygon draw:style-name="gr2" draw:text-style-name="P2" draw:layer="layout" svg:width="0.674cm" svg:height="0.261cm" svg:x="3.355cm" svg:y="6.127cm" svg:viewBox="0 0 675 262" draw:points="0,262 675,262 675,0 0,0">
          <text:p/>
        </draw:polygon>
        <draw:polygon draw:style-name="gr1" draw:text-style-name="P1" draw:layer="layout" svg:width="0.02cm" svg:height="0.261cm" svg:x="3.357cm" svg:y="5.799cm" svg:viewBox="0 0 21 262" draw:points="0,262 21,262 21,0 0,0">
          <text:p/>
        </draw:polygon>
        <draw:polygon draw:style-name="gr2" draw:text-style-name="P2" draw:layer="layout" svg:width="0.275cm" svg:height="0.261cm" svg:x="3.377cm" svg:y="5.799cm" svg:viewBox="0 0 276 262" draw:points="0,262 276,262 276,0 0,0">
          <text:p/>
        </draw:polygon>
        <draw:polygon draw:style-name="gr1" draw:text-style-name="P1" draw:layer="layout" svg:width="0.051cm" svg:height="0.261cm" svg:x="3.379cm" svg:y="5.474cm" svg:viewBox="0 0 52 262" draw:points="0,262 52,262 52,0 0,0">
          <text:p/>
        </draw:polygon>
        <draw:polygon draw:style-name="gr2" draw:text-style-name="P2" draw:layer="layout" svg:width="0.249cm" svg:height="0.261cm" svg:x="3.43cm" svg:y="5.474cm" svg:viewBox="0 0 250 262" draw:points="0,262 250,262 250,0 0,0">
          <text:p/>
        </draw:polygon>
        <draw:line draw:style-name="gr12" draw:text-style-name="P18" draw:layer="layout" svg:x1="1.519cm" svg:y1="6.583cm" svg:x2="5.072cm" svg:y2="6.583cm">
          <text:p/>
        </draw:line>
        <draw:line draw:style-name="gr12" draw:text-style-name="P18" draw:layer="layout" svg:x1="1.519cm" svg:y1="6.256cm" svg:x2="5.072cm" svg:y2="6.256cm">
          <text:p/>
        </draw:line>
        <draw:line draw:style-name="gr12" draw:text-style-name="P18" draw:layer="layout" svg:x1="1.519cm" svg:y1="5.929cm" svg:x2="5.072cm" svg:y2="5.929cm">
          <text:p/>
        </draw:line>
        <draw:line draw:style-name="gr12" draw:text-style-name="P18" draw:layer="layout" svg:x1="1.519cm" svg:y1="5.602cm" svg:x2="5.072cm" svg:y2="5.602cm">
          <text:p/>
        </draw:line>
        <draw:line draw:style-name="gr12" draw:text-style-name="P18" draw:layer="layout" svg:x1="1.519cm" svg:y1="5.275cm" svg:x2="5.072cm" svg:y2="5.275cm">
          <text:p/>
        </draw:line>
        <draw:line draw:style-name="gr11" draw:text-style-name="P18" draw:layer="layout" svg:x1="5.072cm" svg:y1="8.219cm" svg:x2="5.072cm" svg:y2="4.949cm">
          <text:p/>
        </draw:line>
        <draw:line draw:style-name="gr11" draw:text-style-name="P18" draw:layer="layout" svg:x1="1.519cm" svg:y1="4.948cm" svg:x2="3.761cm" svg:y2="4.948cm">
          <text:p/>
        </draw:line>
        <draw:line draw:style-name="gr23" draw:text-style-name="P9" draw:layer="layout" svg:x1="2.48cm" svg:y1="8.306cm" svg:x2="2.48cm" svg:y2="4.949cm">
          <text:p/>
        </draw:line>
        <draw:polygon draw:style-name="gr1" draw:text-style-name="P5" draw:layer="layout" svg:width="0.02cm" svg:height="0.261cm" svg:x="3.316cm" svg:y="0.579cm" svg:viewBox="0 0 21 262" draw:points="0,262 21,262 21,0 0,0">
          <text:p/>
        </draw:polygon>
        <draw:polygon draw:style-name="gr1" draw:text-style-name="P5" draw:layer="layout" svg:width="0.02cm" svg:height="0.261cm" svg:x="2.47cm" svg:y="5.144cm" svg:viewBox="0 0 21 262" draw:points="0,262 21,262 21,0 0,0">
          <text:p/>
        </draw:polygon>
        <draw:polygon draw:style-name="gr3" draw:text-style-name="P3" draw:layer="layout" svg:width="0cm" svg:height="0.101cm" svg:x="1.517cm" svg:y="8.221cm" svg:viewBox="0 0 0 102" draw:points="0,0 0,102">
          <text:p/>
        </draw:polygon>
        <draw:line draw:style-name="gr9" draw:text-style-name="P9" draw:layer="layout" svg:x1="1.517cm" svg:y1="8.221cm" svg:x2="1.517cm" svg:y2="8.323cm">
          <text:p/>
        </draw:line>
        <draw:polygon draw:style-name="gr3" draw:text-style-name="P3" draw:layer="layout" svg:width="0cm" svg:height="0.101cm" svg:x="2.089cm" svg:y="8.221cm" svg:viewBox="0 0 0 102" draw:points="0,0 0,102">
          <text:p/>
        </draw:polygon>
        <draw:line draw:style-name="gr9" draw:text-style-name="P9" draw:layer="layout" svg:x1="2.089cm" svg:y1="8.221cm" svg:x2="2.089cm" svg:y2="8.323cm">
          <text:p/>
        </draw:line>
        <draw:frame draw:style-name="gr13" draw:text-style-name="P12" draw:layer="layout" svg:width="0.146cm" svg:height="0.339cm" svg:x="1.451cm" svg:y="8.301cm">
          <draw:text-box>
            <text:p text:style-name="P10"><text:span text:style-name="T2">0</text:span></text:p>
          </draw:text-box>
        </draw:frame>
        <draw:polygon draw:style-name="gr3" draw:text-style-name="P3" draw:layer="layout" svg:width="0.013cm" svg:height="0cm" svg:x="1.489cm" svg:y="8.22cm" svg:viewBox="0 0 14 0" draw:points="14,0 0,0">
          <text:p/>
        </draw:polygon>
        <draw:line draw:style-name="gr9" draw:text-style-name="P9" draw:layer="layout" svg:x1="1.503cm" svg:y1="8.22cm" svg:x2="1.489cm" svg:y2="8.22cm">
          <text:p/>
        </draw:line>
        <draw:polygon draw:style-name="gr3" draw:text-style-name="P3" draw:layer="layout" svg:width="0.013cm" svg:height="0cm" svg:x="1.489cm" svg:y="7.893cm" svg:viewBox="0 0 14 0" draw:points="14,0 0,0">
          <text:p/>
        </draw:polygon>
        <draw:line draw:style-name="gr9" draw:text-style-name="P9" draw:layer="layout" svg:x1="1.503cm" svg:y1="7.893cm" svg:x2="1.489cm" svg:y2="7.893cm">
          <text:p/>
        </draw:line>
        <draw:polygon draw:style-name="gr3" draw:text-style-name="P3" draw:layer="layout" svg:width="0.013cm" svg:height="0cm" svg:x="1.489cm" svg:y="7.567cm" svg:viewBox="0 0 14 0" draw:points="14,0 0,0">
          <text:p/>
        </draw:polygon>
        <draw:line draw:style-name="gr9" draw:text-style-name="P9" draw:layer="layout" svg:x1="1.503cm" svg:y1="7.567cm" svg:x2="1.489cm" svg:y2="7.567cm">
          <text:p/>
        </draw:line>
        <draw:polygon draw:style-name="gr3" draw:text-style-name="P3" draw:layer="layout" svg:width="0.013cm" svg:height="0cm" svg:x="1.489cm" svg:y="7.241cm" svg:viewBox="0 0 14 0" draw:points="14,0 0,0">
          <text:p/>
        </draw:polygon>
        <draw:line draw:style-name="gr9" draw:text-style-name="P9" draw:layer="layout" svg:x1="1.503cm" svg:y1="7.241cm" svg:x2="1.489cm" svg:y2="7.241cm">
          <text:p/>
        </draw:line>
        <draw:polygon draw:style-name="gr3" draw:text-style-name="P3" draw:layer="layout" svg:width="0.013cm" svg:height="0cm" svg:x="1.489cm" svg:y="6.914cm" svg:viewBox="0 0 14 0" draw:points="14,0 0,0">
          <text:p/>
        </draw:polygon>
        <draw:line draw:style-name="gr9" draw:text-style-name="P9" draw:layer="layout" svg:x1="1.503cm" svg:y1="6.914cm" svg:x2="1.489cm" svg:y2="6.914cm">
          <text:p/>
        </draw:line>
        <draw:polygon draw:style-name="gr3" draw:text-style-name="P3" draw:layer="layout" svg:width="0.013cm" svg:height="0cm" svg:x="1.489cm" svg:y="6.587cm" svg:viewBox="0 0 14 0" draw:points="14,0 0,0">
          <text:p/>
        </draw:polygon>
        <draw:line draw:style-name="gr9" draw:text-style-name="P9" draw:layer="layout" svg:x1="1.503cm" svg:y1="6.587cm" svg:x2="1.489cm" svg:y2="6.587cm">
          <text:p/>
        </draw:line>
        <draw:polygon draw:style-name="gr3" draw:text-style-name="P3" draw:layer="layout" svg:width="0.013cm" svg:height="0cm" svg:x="1.489cm" svg:y="6.261cm" svg:viewBox="0 0 14 0" draw:points="14,0 0,0">
          <text:p/>
        </draw:polygon>
        <draw:line draw:style-name="gr9" draw:text-style-name="P9" draw:layer="layout" svg:x1="1.503cm" svg:y1="6.261cm" svg:x2="1.489cm" svg:y2="6.261cm">
          <text:p/>
        </draw:line>
        <draw:polygon draw:style-name="gr3" draw:text-style-name="P3" draw:layer="layout" svg:width="0.013cm" svg:height="0cm" svg:x="1.489cm" svg:y="5.934cm" svg:viewBox="0 0 14 0" draw:points="14,0 0,0">
          <text:p/>
        </draw:polygon>
        <draw:line draw:style-name="gr9" draw:text-style-name="P9" draw:layer="layout" svg:x1="1.503cm" svg:y1="5.934cm" svg:x2="1.489cm" svg:y2="5.934cm">
          <text:p/>
        </draw:line>
        <draw:polygon draw:style-name="gr3" draw:text-style-name="P3" draw:layer="layout" svg:width="0.013cm" svg:height="0cm" svg:x="1.489cm" svg:y="5.608cm" svg:viewBox="0 0 14 0" draw:points="14,0 0,0">
          <text:p/>
        </draw:polygon>
        <draw:line draw:style-name="gr9" draw:text-style-name="P9" draw:layer="layout" svg:x1="1.503cm" svg:y1="5.608cm" svg:x2="1.489cm" svg:y2="5.608cm">
          <text:p/>
        </draw:line>
        <draw:polygon draw:style-name="gr3" draw:text-style-name="P3" draw:layer="layout" svg:width="0.013cm" svg:height="0cm" svg:x="1.489cm" svg:y="5.282cm" svg:viewBox="0 0 14 0" draw:points="14,0 0,0">
          <text:p/>
        </draw:polygon>
        <draw:line draw:style-name="gr9" draw:text-style-name="P9" draw:layer="layout" svg:x1="1.503cm" svg:y1="5.282cm" svg:x2="1.489cm" svg:y2="5.282cm">
          <text:p/>
        </draw:line>
        <draw:polygon draw:style-name="gr3" draw:text-style-name="P3" draw:layer="layout" svg:width="0.013cm" svg:height="0cm" svg:x="1.489cm" svg:y="4.955cm" svg:viewBox="0 0 14 0" draw:points="14,0 0,0">
          <text:p/>
        </draw:polygon>
        <draw:line draw:style-name="gr9" draw:text-style-name="P9" draw:layer="layout" svg:x1="1.503cm" svg:y1="4.955cm" svg:x2="1.489cm" svg:y2="4.955cm">
          <text:p/>
        </draw:line>
        <draw:line draw:style-name="gr11" draw:text-style-name="P9" draw:layer="layout" svg:x1="1.517cm" svg:y1="8.221cm" svg:x2="1.517cm" svg:y2="4.954cm">
          <text:p/>
        </draw:line>
        <draw:frame draw:style-name="gr14" draw:text-style-name="P12" draw:layer="layout" svg:width="0.885cm" svg:height="0.314cm" svg:x="0.584cm" svg:y="7.76cm">
          <draw:text-box>
            <text:p text:style-name="P10"><text:span text:style-name="T2">H</text:span><text:span text:style-name="T2">X</text:span><text:span text:style-name="T2">_</text:span><text:span text:style-name="T2">I</text:span><text:span text:style-name="T2">N</text:span></text:p>
          </draw:text-box>
        </draw:frame>
        <draw:frame draw:style-name="gr15" draw:text-style-name="P12" draw:layer="layout" svg:width="1.347cm" svg:height="0.314cm" svg:x="0.12cm" svg:y="7.436cm">
          <draw:text-box>
            <text:p text:style-name="P10"><text:span text:style-name="T2">H</text:span><text:span text:style-name="T2">1</text:span><text:span text:style-name="T2">_</text:span><text:span text:style-name="T2">C</text:span><text:span text:style-name="T2">O</text:span><text:span text:style-name="T2">N</text:span><text:span text:style-name="T2">V</text:span></text:p>
          </draw:text-box>
        </draw:frame>
        <draw:frame draw:style-name="gr16" draw:text-style-name="P12" draw:layer="layout" svg:width="1.281cm" svg:height="0.314cm" svg:x="0.061cm" svg:y="6.944cm">
          <draw:text-box>
            <text:p text:style-name="P10"><text:span text:style-name="T2">H</text:span><text:span text:style-name="T2">2</text:span><text:span text:style-name="T2">_</text:span><text:span text:style-name="T2">P</text:span><text:span text:style-name="T2">O</text:span><text:span text:style-name="T2">O</text:span><text:span text:style-name="T2">L</text:span></text:p>
          </draw:text-box>
        </draw:frame>
        <draw:frame draw:style-name="gr17" draw:text-style-name="P12" draw:layer="layout" svg:width="1.293cm" svg:height="0.314cm" svg:x="0.011cm" svg:y="6.296cm">
          <draw:text-box>
            <text:p text:style-name="P10"><text:span text:style-name="T2">H</text:span><text:span text:style-name="T2">3</text:span><text:span text:style-name="T2">_</text:span><text:span text:style-name="T2">C</text:span><text:span text:style-name="T2">O</text:span><text:span text:style-name="T2">N</text:span><text:span text:style-name="T2">V</text:span></text:p>
          </draw:text-box>
        </draw:frame>
        <draw:frame draw:style-name="gr18" draw:text-style-name="P12" draw:layer="layout" svg:width="1.18cm" svg:height="0.314cm" svg:x="0.298cm" svg:y="5.148cm">
          <draw:text-box>
            <text:p text:style-name="P10"><text:span text:style-name="T2">H</text:span><text:span text:style-name="T2">Y</text:span><text:span text:style-name="T2">_</text:span><text:span text:style-name="T2">O</text:span><text:span text:style-name="T2">U</text:span><text:span text:style-name="T2">T</text:span></text:p>
          </draw:text-box>
        </draw:frame>
        <draw:frame draw:style-name="gr19" draw:text-style-name="P13" draw:layer="layout" svg:width="0.903cm" svg:height="0.314cm" svg:x="0.579cm" svg:y="5.473cm">
          <draw:text-box>
            <text:p><text:span text:style-name="T2">H</text:span><text:span text:style-name="T2">5</text:span><text:span text:style-name="T2">_</text:span><text:span text:style-name="T2">F</text:span><text:span text:style-name="T2">C</text:span></text:p>
          </draw:text-box>
        </draw:frame>
        <draw:custom-shape draw:style-name="gr20" draw:text-style-name="P14" draw:layer="layout" svg:width="0.127cm" svg:height="0.586cm" svg:x="1.331cm" svg:y="6.80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14" draw:layer="layout" svg:width="0.127cm" svg:height="0.561cm" svg:x="1.331cm" svg:y="6.16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polygon draw:style-name="gr3" draw:text-style-name="P19" draw:layer="layout" svg:width="0cm" svg:height="0.099cm" svg:x="2.767cm" svg:y="8.219cm" svg:viewBox="0 0 0 100" draw:points="0,0 0,100">
          <text:p/>
        </draw:polygon>
        <draw:polygon draw:style-name="gr3" draw:text-style-name="P19" draw:layer="layout" svg:width="0cm" svg:height="0.099cm" svg:x="3.052cm" svg:y="8.219cm" svg:viewBox="0 0 0 100" draw:points="0,0 0,100">
          <text:p/>
        </draw:polygon>
        <draw:polygon draw:style-name="gr3" draw:text-style-name="P19" draw:layer="layout" svg:width="0cm" svg:height="0.099cm" svg:x="3.337cm" svg:y="8.219cm" svg:viewBox="0 0 0 100" draw:points="0,0 0,100">
          <text:p/>
        </draw:polygon>
        <draw:polygon draw:style-name="gr3" draw:text-style-name="P19" draw:layer="layout" svg:width="0cm" svg:height="0.099cm" svg:x="3.622cm" svg:y="8.219cm" svg:viewBox="0 0 0 100" draw:points="0,0 0,100">
          <text:p/>
        </draw:polygon>
        <draw:polygon draw:style-name="gr3" draw:text-style-name="P19" draw:layer="layout" svg:width="0cm" svg:height="0.099cm" svg:x="3.907cm" svg:y="8.219cm" svg:viewBox="0 0 0 100" draw:points="0,0 0,100">
          <text:p/>
        </draw:polygon>
        <draw:polygon draw:style-name="gr1" draw:text-style-name="P1" draw:layer="layout" svg:width="0.03cm" svg:height="0.261cm" svg:x="3.446cm" svg:y="7.761cm" svg:viewBox="0 0 31 262" draw:points="0,262 31,262 31,0 0,0">
          <text:p/>
        </draw:polygon>
        <draw:polygon draw:style-name="gr2" draw:text-style-name="P2" draw:layer="layout" svg:width="0.174cm" svg:height="0.261cm" svg:x="3.476cm" svg:y="7.76cm" svg:viewBox="0 0 175 262" draw:points="0,262 175,262 175,0 0,0">
          <text:p/>
        </draw:polygon>
        <draw:polygon draw:style-name="gr3" draw:text-style-name="P3" draw:layer="layout" svg:width="0cm" svg:height="0.101cm" svg:x="2.48cm" svg:y="8.222cm" svg:viewBox="0 0 0 102" draw:points="0,0 0,102">
          <text:p/>
        </draw:polygon>
        <draw:polygon draw:style-name="gr3" draw:text-style-name="P3" draw:layer="layout" svg:width="0cm" svg:height="0.101cm" svg:x="3.052cm" svg:y="8.222cm" svg:viewBox="0 0 0 102" draw:points="0,0 0,102">
          <text:p/>
        </draw:polygon>
        <draw:polygon draw:style-name="gr3" draw:text-style-name="P3" draw:layer="layout" svg:width="0.013cm" svg:height="0cm" svg:x="2.452cm" svg:y="8.221cm" svg:viewBox="0 0 14 0" draw:points="14,0 0,0">
          <text:p/>
        </draw:polygon>
        <draw:polygon draw:style-name="gr3" draw:text-style-name="P3" draw:layer="layout" svg:width="0.013cm" svg:height="0cm" svg:x="2.452cm" svg:y="7.568cm" svg:viewBox="0 0 14 0" draw:points="14,0 0,0">
          <text:p/>
        </draw:polygon>
        <draw:polygon draw:style-name="gr3" draw:text-style-name="P3" draw:layer="layout" svg:width="0.013cm" svg:height="0cm" svg:x="2.452cm" svg:y="7.242cm" svg:viewBox="0 0 14 0" draw:points="14,0 0,0">
          <text:p/>
        </draw:polygon>
        <draw:polygon draw:style-name="gr3" draw:text-style-name="P3" draw:layer="layout" svg:width="0.013cm" svg:height="0cm" svg:x="2.452cm" svg:y="6.915cm" svg:viewBox="0 0 14 0" draw:points="14,0 0,0">
          <text:p/>
        </draw:polygon>
        <draw:polygon draw:style-name="gr3" draw:text-style-name="P3" draw:layer="layout" svg:width="0.013cm" svg:height="0cm" svg:x="2.452cm" svg:y="6.588cm" svg:viewBox="0 0 14 0" draw:points="14,0 0,0">
          <text:p/>
        </draw:polygon>
        <draw:polygon draw:style-name="gr3" draw:text-style-name="P3" draw:layer="layout" svg:width="0.013cm" svg:height="0cm" svg:x="2.452cm" svg:y="6.262cm" svg:viewBox="0 0 14 0" draw:points="14,0 0,0">
          <text:p/>
        </draw:polygon>
        <draw:polygon draw:style-name="gr3" draw:text-style-name="P3" draw:layer="layout" svg:width="0.013cm" svg:height="0cm" svg:x="2.452cm" svg:y="5.935cm" svg:viewBox="0 0 14 0" draw:points="14,0 0,0">
          <text:p/>
        </draw:polygon>
        <draw:polygon draw:style-name="gr3" draw:text-style-name="P3" draw:layer="layout" svg:width="0.013cm" svg:height="0cm" svg:x="2.452cm" svg:y="5.609cm" svg:viewBox="0 0 14 0" draw:points="14,0 0,0">
          <text:p/>
        </draw:polygon>
        <draw:polygon draw:style-name="gr3" draw:text-style-name="P3" draw:layer="layout" svg:width="0.013cm" svg:height="0cm" svg:x="2.452cm" svg:y="5.283cm" svg:viewBox="0 0 14 0" draw:points="14,0 0,0">
          <text:p/>
        </draw:polygon>
        <draw:polygon draw:style-name="gr3" draw:text-style-name="P3" draw:layer="layout" svg:width="0.013cm" svg:height="0cm" svg:x="2.452cm" svg:y="4.956cm" svg:viewBox="0 0 14 0" draw:points="14,0 0,0">
          <text:p/>
        </draw:polygon>
        <draw:polygon draw:style-name="gr1" draw:text-style-name="P5" draw:layer="layout" svg:width="0.02cm" svg:height="0.261cm" svg:x="3.433cm" svg:y="5.145cm" svg:viewBox="0 0 21 262" draw:points="0,262 21,262 21,0 0,0">
          <text:p/>
        </draw:polygon>
        <draw:polygon draw:style-name="gr3" draw:text-style-name="P19" draw:layer="layout" svg:width="0cm" svg:height="0.099cm" svg:x="3.731cm" svg:y="8.219cm" svg:viewBox="0 0 0 100" draw:points="0,0 0,100">
          <text:p/>
        </draw:polygon>
        <draw:polygon draw:style-name="gr3" draw:text-style-name="P19" draw:layer="layout" svg:width="0cm" svg:height="0.099cm" svg:x="4.016cm" svg:y="8.219cm" svg:viewBox="0 0 0 100" draw:points="0,0 0,100">
          <text:p/>
        </draw:polygon>
        <draw:polygon draw:style-name="gr3" draw:text-style-name="P19" draw:layer="layout" svg:width="0cm" svg:height="0.099cm" svg:x="4.301cm" svg:y="8.219cm" svg:viewBox="0 0 0 100" draw:points="0,0 0,100">
          <text:p/>
        </draw:polygon>
        <draw:polygon draw:style-name="gr3" draw:text-style-name="P19" draw:layer="layout" svg:width="0cm" svg:height="0.099cm" svg:x="4.586cm" svg:y="8.219cm" svg:viewBox="0 0 0 100" draw:points="0,0 0,100">
          <text:p/>
        </draw:polygon>
        <draw:polygon draw:style-name="gr3" draw:text-style-name="P19" draw:layer="layout" svg:width="0cm" svg:height="0.099cm" svg:x="4.871cm" svg:y="8.219cm" svg:viewBox="0 0 0 100" draw:points="0,0 0,100">
          <text:p/>
        </draw:polygon>
        <draw:line draw:style-name="gr11" draw:text-style-name="P18" draw:layer="layout" svg:x1="3.446cm" svg:y1="4.949cm" svg:x2="5.072cm" svg:y2="4.949cm">
          <text:p/>
        </draw:line>
        <draw:line draw:style-name="gr23" draw:text-style-name="P9" draw:layer="layout" svg:x1="4.407cm" svg:y1="8.307cm" svg:x2="4.407cm" svg:y2="4.949cm">
          <text:p/>
        </draw:line>
        <draw:polygon draw:style-name="gr3" draw:text-style-name="P3" draw:layer="layout" svg:width="0cm" svg:height="0.101cm" svg:x="3.444cm" svg:y="8.222cm" svg:viewBox="0 0 0 102" draw:points="0,0 0,102">
          <text:p/>
        </draw:polygon>
        <draw:polygon draw:style-name="gr1" draw:text-style-name="P5" draw:layer="layout" svg:width="0.02cm" svg:height="0.261cm" svg:x="4.397cm" svg:y="5.145cm" svg:viewBox="0 0 21 262" draw:points="0,262 21,262 21,0 0,0">
          <text:p/>
        </draw:polygon>
        <draw:polygon draw:style-name="gr3" draw:text-style-name="P19" draw:layer="layout" svg:width="0cm" svg:height="0.099cm" svg:x="2.944cm" svg:y="8.218cm" svg:viewBox="0 0 0 100" draw:points="0,0 0,100">
          <text:p/>
        </draw:polygon>
        <draw:line draw:style-name="gr12" draw:text-style-name="P18" draw:layer="layout" svg:x1="3.229cm" svg:y1="8.218cm" svg:x2="3.229cm" svg:y2="4.948cm">
          <text:p/>
        </draw:line>
        <draw:polygon draw:style-name="gr3" draw:text-style-name="P19" draw:layer="layout" svg:width="0cm" svg:height="0.099cm" svg:x="3.229cm" svg:y="8.218cm" svg:viewBox="0 0 0 100" draw:points="0,0 0,100">
          <text:p/>
        </draw:polygon>
        <draw:line draw:style-name="gr9" draw:text-style-name="P18" draw:layer="layout" svg:x1="3.229cm" svg:y1="8.218cm" svg:x2="3.229cm" svg:y2="8.318cm">
          <text:p/>
        </draw:line>
        <draw:line draw:style-name="gr12" draw:text-style-name="P18" draw:layer="layout" svg:x1="3.514cm" svg:y1="8.218cm" svg:x2="3.514cm" svg:y2="4.948cm">
          <text:p/>
        </draw:line>
        <draw:polygon draw:style-name="gr3" draw:text-style-name="P19" draw:layer="layout" svg:width="0cm" svg:height="0.099cm" svg:x="3.514cm" svg:y="8.218cm" svg:viewBox="0 0 0 100" draw:points="0,0 0,100">
          <text:p/>
        </draw:polygon>
        <draw:line draw:style-name="gr9" draw:text-style-name="P18" draw:layer="layout" svg:x1="3.514cm" svg:y1="8.218cm" svg:x2="3.514cm" svg:y2="8.318cm">
          <text:p/>
        </draw:line>
        <draw:line draw:style-name="gr12" draw:text-style-name="P18" draw:layer="layout" svg:x1="3.799cm" svg:y1="8.218cm" svg:x2="3.799cm" svg:y2="4.948cm">
          <text:p/>
        </draw:line>
        <draw:polygon draw:style-name="gr3" draw:text-style-name="P19" draw:layer="layout" svg:width="0cm" svg:height="0.099cm" svg:x="3.799cm" svg:y="8.218cm" svg:viewBox="0 0 0 100" draw:points="0,0 0,100">
          <text:p/>
        </draw:polygon>
        <draw:line draw:style-name="gr9" draw:text-style-name="P18" draw:layer="layout" svg:x1="3.799cm" svg:y1="8.218cm" svg:x2="3.799cm" svg:y2="8.318cm">
          <text:p/>
        </draw:line>
        <draw:line draw:style-name="gr12" draw:text-style-name="P18" draw:layer="layout" svg:x1="4.084cm" svg:y1="8.218cm" svg:x2="4.084cm" svg:y2="4.948cm">
          <text:p/>
        </draw:line>
        <draw:polygon draw:style-name="gr3" draw:text-style-name="P19" draw:layer="layout" svg:width="0cm" svg:height="0.099cm" svg:x="4.084cm" svg:y="8.218cm" svg:viewBox="0 0 0 100" draw:points="0,0 0,100">
          <text:p/>
        </draw:polygon>
        <draw:line draw:style-name="gr9" draw:text-style-name="P18" draw:layer="layout" svg:x1="4.084cm" svg:y1="8.218cm" svg:x2="4.084cm" svg:y2="8.318cm">
          <text:p/>
        </draw:line>
        <draw:polygon draw:style-name="gr3" draw:text-style-name="P3" draw:layer="layout" svg:width="0cm" svg:height="0.101cm" svg:x="3.229cm" svg:y="8.221cm" svg:viewBox="0 0 0 102" draw:points="0,0 0,102">
          <text:p/>
        </draw:polygon>
        <draw:line draw:style-name="gr9" draw:text-style-name="P9" draw:layer="layout" svg:x1="3.229cm" svg:y1="8.221cm" svg:x2="3.229cm" svg:y2="8.323cm">
          <text:p/>
        </draw:line>
        <draw:polygon draw:style-name="gr3" draw:text-style-name="P19" draw:layer="layout" svg:width="0cm" svg:height="0.099cm" svg:x="3.907cm" svg:y="8.219cm" svg:viewBox="0 0 0 100" draw:points="0,0 0,100">
          <text:p/>
        </draw:polygon>
        <draw:polygon draw:style-name="gr3" draw:text-style-name="P19" draw:layer="layout" svg:width="0cm" svg:height="0.099cm" svg:x="4.192cm" svg:y="8.219cm" svg:viewBox="0 0 0 100" draw:points="0,0 0,100">
          <text:p/>
        </draw:polygon>
        <draw:polygon draw:style-name="gr3" draw:text-style-name="P3" draw:layer="layout" svg:width="0cm" svg:height="0.101cm" svg:x="3.62cm" svg:y="8.222cm" svg:viewBox="0 0 0 102" draw:points="0,0 0,102">
          <text:p/>
        </draw:polygon>
        <draw:polygon draw:style-name="gr3" draw:text-style-name="P3" draw:layer="layout" svg:width="0cm" svg:height="0.101cm" svg:x="4.192cm" svg:y="8.222cm" svg:viewBox="0 0 0 102" draw:points="0,0 0,102">
          <text:p/>
        </draw:polygon>
        <draw:polygon draw:style-name="gr3" draw:text-style-name="P3" draw:layer="layout" svg:width="0.013cm" svg:height="0cm" svg:x="3.592cm" svg:y="8.221cm" svg:viewBox="0 0 14 0" draw:points="14,0 0,0">
          <text:p/>
        </draw:polygon>
        <draw:polygon draw:style-name="gr3" draw:text-style-name="P3" draw:layer="layout" svg:width="0.013cm" svg:height="0cm" svg:x="3.592cm" svg:y="4.956cm" svg:viewBox="0 0 14 0" draw:points="14,0 0,0">
          <text:p/>
        </draw:polygon>
        <draw:line draw:style-name="gr23" draw:text-style-name="P9" draw:layer="layout" svg:x1="3.443cm" svg:y1="8.307cm" svg:x2="3.443cm" svg:y2="4.948cm">
          <text:p/>
        </draw:line>
        <draw:polygon draw:style-name="gr3" draw:text-style-name="P19" draw:layer="layout" svg:width="0cm" svg:height="0.099cm" svg:x="4.084cm" svg:y="8.218cm" svg:viewBox="0 0 0 100" draw:points="0,0 0,100">
          <text:p/>
        </draw:polygon>
        <draw:line draw:style-name="gr12" draw:text-style-name="P18" draw:layer="layout" svg:x1="4.369cm" svg:y1="8.218cm" svg:x2="4.369cm" svg:y2="4.948cm">
          <text:p/>
        </draw:line>
        <draw:polygon draw:style-name="gr3" draw:text-style-name="P19" draw:layer="layout" svg:width="0cm" svg:height="0.099cm" svg:x="4.369cm" svg:y="8.218cm" svg:viewBox="0 0 0 100" draw:points="0,0 0,100">
          <text:p/>
        </draw:polygon>
        <draw:line draw:style-name="gr9" draw:text-style-name="P18" draw:layer="layout" svg:x1="4.369cm" svg:y1="8.218cm" svg:x2="4.369cm" svg:y2="8.318cm">
          <text:p/>
        </draw:line>
        <draw:line draw:style-name="gr12" draw:text-style-name="P18" draw:layer="layout" svg:x1="4.654cm" svg:y1="8.218cm" svg:x2="4.654cm" svg:y2="4.948cm">
          <text:p/>
        </draw:line>
        <draw:polygon draw:style-name="gr3" draw:text-style-name="P19" draw:layer="layout" svg:width="0cm" svg:height="0.099cm" svg:x="4.654cm" svg:y="8.218cm" svg:viewBox="0 0 0 100" draw:points="0,0 0,100">
          <text:p/>
        </draw:polygon>
        <draw:line draw:style-name="gr9" draw:text-style-name="P18" draw:layer="layout" svg:x1="4.654cm" svg:y1="8.218cm" svg:x2="4.654cm" svg:y2="8.318cm">
          <text:p/>
        </draw:line>
        <draw:line draw:style-name="gr12" draw:text-style-name="P18" draw:layer="layout" svg:x1="4.939cm" svg:y1="8.218cm" svg:x2="4.939cm" svg:y2="4.948cm">
          <text:p/>
        </draw:line>
        <draw:polygon draw:style-name="gr3" draw:text-style-name="P19" draw:layer="layout" svg:width="0cm" svg:height="0.099cm" svg:x="4.939cm" svg:y="8.218cm" svg:viewBox="0 0 0 100" draw:points="0,0 0,100">
          <text:p/>
        </draw:polygon>
        <draw:line draw:style-name="gr9" draw:text-style-name="P18" draw:layer="layout" svg:x1="4.939cm" svg:y1="8.218cm" svg:x2="4.939cm" svg:y2="8.318cm">
          <text:p/>
        </draw:line>
        <draw:polygon draw:style-name="gr3" draw:text-style-name="P3" draw:layer="layout" svg:width="0cm" svg:height="0.101cm" svg:x="4.369cm" svg:y="8.221cm" svg:viewBox="0 0 0 102" draw:points="0,0 0,102">
          <text:p/>
        </draw:polygon>
        <draw:polygon draw:style-name="gr3" draw:text-style-name="P19" draw:layer="layout" svg:width="0cm" svg:height="0.099cm" svg:x="5.047cm" svg:y="8.219cm" svg:viewBox="0 0 0 100" draw:points="0,0 0,100">
          <text:p/>
        </draw:polygon>
        <draw:polygon draw:style-name="gr3" draw:text-style-name="P3" draw:layer="layout" svg:width="0cm" svg:height="0.101cm" svg:x="4.76cm" svg:y="8.222cm" svg:viewBox="0 0 0 102" draw:points="0,0 0,102">
          <text:p/>
        </draw:polygon>
        <draw:polygon draw:style-name="gr3" draw:text-style-name="P3" draw:layer="layout" svg:width="0.013cm" svg:height="0cm" svg:x="4.732cm" svg:y="8.221cm" svg:viewBox="0 0 14 0" draw:points="14,0 0,0">
          <text:p/>
        </draw:polygon>
        <draw:polygon draw:style-name="gr3" draw:text-style-name="P3" draw:layer="layout" svg:width="0.013cm" svg:height="0cm" svg:x="4.732cm" svg:y="4.956cm" svg:viewBox="0 0 14 0" draw:points="14,0 0,0">
          <text:p/>
        </draw:polygon>
        <draw:line draw:style-name="gr11" draw:text-style-name="P18" draw:layer="layout" svg:x1="1.519cm" svg:y1="8.218cm" svg:x2="5.069cm" svg:y2="8.2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opacity draw:name="Transparency_20_19" draw:display-name="Transparency 19" draw:style="rectangular" draw:cx="50%" draw:cy="50%" draw:start="5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1-06T18:56:30.982087513</dc:date>
    <meta:editing-duration>PT2H46M23S</meta:editing-duration>
    <meta:editing-cycles>30</meta:editing-cycles>
    <meta:generator>LibreOffice/6.0.7.3$Linux_X86_64 LibreOffice_project/00m0$Build-3</meta:generator>
    <meta:document-statistic meta:object-count="409"/>
  </office:meta>
</office:document-meta>
</file>